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4in"/>
    </style:style>
    <style:style style:name="co2" style:family="table-column">
      <style:table-column-properties fo:break-before="auto" style:column-width="5.0472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1.3882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0236in"/>
    </style:style>
    <style:style style:name="co11" style:family="table-column">
      <style:table-column-properties fo:break-before="auto" style:column-width="2.4752in"/>
    </style:style>
    <style:style style:name="co12" style:family="table-column">
      <style:table-column-properties fo:break-before="auto" style:column-width="1.3555in"/>
    </style:style>
    <style:style style:name="co13" style:family="table-column">
      <style:table-column-properties fo:break-before="auto" style:column-width="1.011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1.0654in"/>
    </style:style>
    <style:style style:name="co16" style:family="table-column">
      <style:table-column-properties fo:break-before="auto" style:column-width="2.4425in"/>
    </style:style>
    <style:style style:name="co17" style:family="table-column">
      <style:table-column-properties fo:break-before="auto" style:column-width="1.248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259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173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1.5134in" fo:break-before="auto" style:use-optimal-row-height="true"/>
    </style:style>
    <style:style style:name="ro10" style:family="table-row">
      <style:table-row-properties style:row-height="3.0055in" fo:break-before="auto" style:use-optimal-row-height="true"/>
    </style:style>
    <style:style style:name="ro11" style:family="table-row">
      <style:table-row-properties style:row-height="2.8398in" fo:break-before="auto" style:use-optimal-row-height="true"/>
    </style:style>
    <style:style style:name="ro12" style:family="table-row">
      <style:table-row-properties style:row-height="0.5181in" fo:break-before="auto" style:use-optimal-row-height="true"/>
    </style:style>
    <style:style style:name="ro13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ro15" style:family="table-row">
      <style:table-row-properties style:row-height="1.3472in" fo:break-before="auto" style:use-optimal-row-height="true"/>
    </style:style>
    <style:style style:name="ro16" style:family="table-row">
      <style:table-row-properties style:row-height="1.1811in" fo:break-before="auto" style:use-optimal-row-height="true"/>
    </style:style>
    <style:style style:name="ro17" style:family="table-row">
      <style:table-row-properties style:row-height="0.6839in" fo:break-before="auto" style:use-optimal-row-height="true"/>
    </style:style>
    <style:style style:name="ro18" style:family="table-row">
      <style:table-row-properties style:row-height="2.0102in" fo:break-before="auto" style:use-optimal-row-height="true"/>
    </style:style>
    <style:style style:name="ro19" style:family="table-row">
      <style:table-row-properties style:row-height="1.8445in" fo:break-before="auto" style:use-optimal-row-height="true"/>
    </style:style>
    <style:style style:name="ro20" style:family="table-row">
      <style:table-row-properties style:row-height="2.3425in" fo:break-before="auto" style:use-optimal-row-height="true"/>
    </style:style>
    <style:style style:name="ro21" style:family="table-row">
      <style:table-row-properties style:row-height="2.5075in" fo:break-before="auto" style:use-optimal-row-height="true"/>
    </style:style>
    <style:style style:name="ro22" style:family="table-row">
      <style:table-row-properties style:row-height="2.6736in" fo:break-before="auto" style:use-optimal-row-height="true"/>
    </style:style>
    <style:style style:name="ro23" style:family="table-row">
      <style:table-row-properties style:row-height="2.1764in" fo:break-before="auto" style:use-optimal-row-height="true"/>
    </style:style>
    <style:style style:name="ro24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" style:family="table-cell" style:parent-style-name="Default">
      <style:table-cell-properties fo:wrap-option="wrap" fo:border="0.0008in solid #000000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7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/>
    </style:style>
    <style:style style:name="ce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/>
      <style:text-properties fo:font-weight="normal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10pt" fo:font-weight="normal"/>
    </style:style>
    <style:style style:name="ce4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4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 fo:hyphenate="false"/>
    </style:style>
    <style:style style:name="ce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normal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wrap-option="wrap" style:vertical-align="top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 fo:font-weight="bold"/>
    </style:style>
    <style:style style:name="ce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2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63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6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6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7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7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size="10pt"/>
    </style:style>
    <style:style style:name="ce7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7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 fo:font-size="10pt"/>
    </style:style>
    <style:style style:name="ce8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ff" fo:font-size="10pt"/>
    </style:style>
    <style:style style:name="ce84" style:family="table-cell" style:parent-style-name="Default">
      <style:text-properties fo:color="#ff00ff"/>
    </style:style>
    <style:style style:name="ce85" style:family="table-cell" style:parent-style-name="Default">
      <style:text-properties fo:color="#ff0000"/>
    </style:style>
    <style:style style:name="ce8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9" style:family="table-cell" style:parent-style-name="Default">
      <style:table-cell-properties fo:background-color="#e6e6ff" fo:wrap-option="wrap" fo:border="0.0008in solid #000000" style:vertical-align="top"/>
      <style:text-properties fo:font-size="10pt" fo:font-weight="bold"/>
    </style:style>
    <style:style style:name="ce9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9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9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9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9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9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9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100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10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10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0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6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7" style:family="text">
      <style:text-properties style:font-name="Arial" fo:font-weight="normal" style:font-name-asian="DejaVu Sans" style:font-name-complex="Tahoma2"/>
    </style:style>
    <style:style style:name="T8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9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10" style:family="text">
      <style:text-properties style:font-name="Arial" fo:font-weight="normal" style:font-name-asian="DejaVu Sans" style:font-weight-asian="bold" style:font-name-complex="Tahoma2" style:font-weight-complex="bold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style:font-name="Arial3" fo:language="en" fo:country="US" fo:font-style="normal" style:language-asian="en" style:country-asian="US" style:font-name-complex="Arial3" style:font-size-complex="6.30000019073486pt"/>
    </style:style>
    <style:style style:name="T14" style:family="text">
      <style:text-properties style:font-weight-asian="bold" style:font-weight-complex="bold"/>
    </style:style>
    <style:style style:name="T15" style:family="text">
      <style:text-properties style:font-name="Arial" style:font-name-asian="Lucida Sans Unicode" style:font-name-complex="Tahoma2"/>
    </style:style>
    <style:style style:name="T16" style:family="text">
      <style:text-properties fo:font-weight="bold"/>
    </style:style>
    <style:style style:name="T17" style:family="text">
      <style:text-properties fo:font-weight="bold" style:font-name-asian="Lucida Sans Unicode" style:font-weight-asian="bold" style:font-name-complex="Tahoma2" style:font-weight-complex="bold"/>
    </style:style>
    <style:style style:name="T18" style:family="text">
      <style:text-properties fo:font-weight="normal" style:font-name-asian="Lucida Sans Unicode" style:font-name-complex="Tahoma2"/>
    </style:style>
    <style:style style:name="T19" style:family="text">
      <style:text-properties fo:font-weight="normal" style:font-name-asian="Lucida Sans Unicode" style:font-weight-asian="normal" style:font-name-complex="Tahoma2" style:font-weight-complex="normal"/>
    </style:style>
    <style:style style:name="T20" style:family="text">
      <style:text-properties fo:font-size="10pt" style:font-size-asian="10pt" style:font-size-complex="10pt"/>
    </style:style>
  </office:automatic-styles>
  <office:body>
    <office:spreadsheet>
      <table:table table:name="Check_Lis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table:number-columns-spanned="4" table:number-rows-spanned="1">
            <text:p>ECMS SNIFF TEST</text:p>
          </table:table-cell>
          <table:covered-table-cell table:number-columns-repeated="3" table:style-name="ce4"/>
        </table:table-row>
        <table:table-row table:style-name="ro2">
          <table:table-cell table:style-name="ce2" office:value-type="string">
            <text:p>Id</text:p>
          </table:table-cell>
          <table:table-cell table:style-name="ce4" office:value-type="string">
            <text:p>Main cases</text:p>
          </table:table-cell>
          <table:table-cell table:style-name="ce18" office:value-type="string">
            <text:p>Priority</text:p>
          </table:table-cell>
          <table:table-cell table:style-name="ce18" office:value-type="string">
            <text:p>Affect</text:p>
          </table:table-cell>
        </table:table-row>
        <table:table-row table:style-name="ro3">
          <table:table-cell office:value-type="string">
            <text:p>SNF_ECMS_01</text:p>
          </table:table-cell>
          <table:table-cell office:value-type="string">
            <text:p>Create new Single Content Viewer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2</text:p>
          </table:table-cell>
          <table:table-cell office:value-type="string">
            <text:p>Create new Content List viewer page with mode “By Folder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3">
          <table:table-cell office:value-type="string">
            <text:p>SNF_ECMS_03</text:p>
          </table:table-cell>
          <table:table-cell office:value-type="string">
            <text:p>Create new Content List Viewer page with mode “By Contents”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4</text:p>
          </table:table-cell>
          <table:table-cell office:value-type="string">
            <text:p>Edit Single Content Viewer (Banner, Footer...) in Overview page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5</text:p>
          </table:table-cell>
          <table:table-cell office:value-type="string">
            <text:p>Edit Content List Viewer (Documents, Last news …)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06</text:p>
          </table:table-cell>
          <table:table-cell office:value-type="string">
            <text:p>Search content of document/page 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7</text:p>
          </table:table-cell>
          <table:table-cell table:style-name="ce6" office:value-type="string">
            <text:p>Show draft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8</text:p>
          </table:table-cell>
          <table:table-cell table:style-name="ce6" office:value-type="string">
            <text:p>Show public content from page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09</text:p>
          </table:table-cell>
          <table:table-cell office:value-type="string">
            <text:p>Add/Edit/Delete page from Page Management</text:p>
          </table:table-cell>
          <table:table-cell table:style-name="ce19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0</text:p>
          </table:table-cell>
          <table:table-cell office:value-type="string">
            <text:p>Create/edit/delete a portal (site)</text:p>
          </table:table-cell>
          <table:table-cell table:style-name="ce19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1</text:p>
          </table:table-cell>
          <table:table-cell office:value-type="string">
            <text:p>Create/edit/delete a category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2</text:p>
          </table:table-cell>
          <table:table-cell office:value-type="string">
            <text:p>Create/Edit/Delete a subscription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3</text:p>
          </table:table-cell>
          <table:table-cell office:value-type="string">
            <text:p>Create/Edit/Delete/Convert a 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4</text:p>
          </table:table-cell>
          <table:table-cell office:value-type="string">
            <text:p>Subscribe newsletter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5</text:p>
          </table:table-cell>
          <table:table-cell table:style-name="ce6" office:value-type="string">
            <text:p>Configuration for FCC portlet and create new document using it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16</text:p>
          </table:table-cell>
          <table:table-cell office:value-type="string">
            <text:p>Create new node type and dialog form for i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7</text:p>
          </table:table-cell>
          <table:table-cell office:value-type="string">
            <text:p>Show categories and documents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8</text:p>
          </table:table-cell>
          <table:table-cell office:value-type="string">
            <text:p>Show content of category 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19</text:p>
          </table:table-cell>
          <table:table-cell office:value-type="string">
            <text:p>Add new Events page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5">
          <table:table-cell office:value-type="string">
            <text:p>SNF_ECMS_20</text:p>
          </table:table-cell>
          <table:table-cell office:value-type="string">
            <text:p>Configuration for Parameterized content list viewer portlet and view content of document/web content</text:p>
          </table:table-cell>
          <table:table-cell table:style-name="ce20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1</text:p>
          </table:table-cell>
          <table:table-cell office:value-type="string">
            <text:p>Insert documents/medias in a web content by FCK Content Selector</text:p>
          </table:table-cell>
          <table:table-cell table:style-name="ce20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22</text:p>
          </table:table-cell>
          <table:table-cell table:style-name="ce7" office:value-type="string">
            <text:p>Create/delete Cont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3</text:p>
          </table:table-cell>
          <table:table-cell table:style-name="ce7" office:value-type="string">
            <text:p>Create/delete Document folder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4</text:p>
          </table:table-cell>
          <table:table-cell table:style-name="ce7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5</text:p>
          </table:table-cell>
          <table:table-cell table:style-name="ce7" office:value-type="string">
            <text:p>Create/edit/delete <text:s/>Fil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6</text:p>
          </table:table-cell>
          <table:table-cell table:style-name="ce7" office:value-type="string">
            <text:p>Create/edit/delete <text:s/>File Plan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7</text:p>
          </table:table-cell>
          <table:table-cell table:style-name="ce7" office:value-type="string">
            <text:p>Create/edit/delete <text:s/>Sample Node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8</text:p>
          </table:table-cell>
          <table:table-cell table:style-name="ce7" office:value-type="string">
            <text:p>Create/edit/delete <text:s/>Kofax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29</text:p>
          </table:table-cell>
          <table:table-cell table:style-name="ce7" office:value-type="string">
            <text:p>Create/edit/delete <text:s/>Podcas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0</text:p>
          </table:table-cell>
          <table:table-cell table:style-name="ce7" office:value-type="string">
            <text:p>Create/edit/delete <text:s/>Picture on head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1</text:p>
          </table:table-cell>
          <table:table-cell table:style-name="ce7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2</text:p>
          </table:table-cell>
          <table:table-cell table:style-name="ce7" office:value-type="string">
            <text:p>Upload a fil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3</text:p>
          </table:table-cell>
          <table:table-cell table:style-name="ce7" office:value-type="string">
            <text:p>Copy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4</text:p>
          </table:table-cell>
          <table:table-cell table:style-name="ce7" office:value-type="string">
            <text:p>Cut/paste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5</text:p>
          </table:table-cell>
          <table:table-cell table:style-name="ce7" office:value-type="string">
            <text:p>Lock/Unlock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6</text:p>
          </table:table-cell>
          <table:table-cell table:style-name="ce7" office:value-type="string">
            <text:p>Rename/Title for a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37</text:p>
          </table:table-cell>
          <table:table-cell table:style-name="ce7" office:value-type="string">
            <text:p>Add symlink for node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office:value-type="string">
            <text:p>SNF_ECMS_38</text:p>
          </table:table-cell>
          <table:table-cell table:style-name="ce7" office:value-type="string">
            <text:p>Add/Remove Favorite</text:p>
          </table:table-cell>
          <table:table-cell office:value-type="string">
            <text:p>Medium</text:p>
          </table:table-cell>
          <table:table-cell/>
        </table:table-row>
        <table:table-row table:style-name="ro6">
          <table:table-cell office:value-type="string">
            <text:p>SNF_ECMS_39</text:p>
          </table:table-cell>
          <table:table-cell table:style-name="ce8" office:value-type="string">
            <text:p>Download and Allow Edi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0</text:p>
          </table:table-cell>
          <table:table-cell table:style-name="ce8" office:value-type="string">
            <text:p>Manage Actions on WebDAV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1</text:p>
          </table:table-cell>
          <table:table-cell table:style-name="ce8" office:value-type="string">
            <text:p>Copy URL to Clipboar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2</text:p>
          </table:table-cell>
          <table:table-cell table:style-name="ce7" office:value-type="string">
            <text:p>Drag and drop nod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3</text:p>
          </table:table-cell>
          <table:table-cell table:style-name="ce9" office:value-type="string">
            <text:p>Manage Private tag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4</text:p>
          </table:table-cell>
          <table:table-cell table:style-name="ce9" office:value-type="string">
            <text:p>Manage Public tag (Add/Edit/Delete) 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5</text:p>
          </table:table-cell>
          <table:table-cell table:style-name="ce10" office:value-type="string">
            <text:p>Add languag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6</text:p>
          </table:table-cell>
          <table:table-cell table:style-name="ce10" office:value-type="string">
            <text:p>Vote for document/uploaded fil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7</text:p>
          </table:table-cell>
          <table:table-cell table:style-name="ce10" office:value-type="string">
            <text:p>Manage Comment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48</text:p>
          </table:table-cell>
          <table:table-cell table:style-name="ce7" office:value-type="string">
            <text:p>Manage Publication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49</text:p>
          </table:table-cell>
          <table:table-cell table:style-name="ce8" office:value-type="string">
            <text:p>Manage Category (Add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0</text:p>
          </table:table-cell>
          <table:table-cell table:style-name="ce8" office:value-type="string">
            <text:p>Manage Relation (Add/Delete/Show/Hid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1</text:p>
          </table:table-cell>
          <table:table-cell table:style-name="ce7" office:value-type="string">
            <text:p>View Node Properti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2</text:p>
          </table:table-cell>
          <table:table-cell table:style-name="ce7" office:value-type="string">
            <text:p>Export /Import node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53</text:p>
          </table:table-cell>
          <table:table-cell table:style-name="ce11" office:value-type="string">
            <text:p>View Referenc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4</text:p>
          </table:table-cell>
          <table:table-cell table:style-name="ce12" office:value-type="string">
            <text:p>View Node Types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5</text:p>
          </table:table-cell>
          <table:table-cell table:style-name="ce13" office:value-type="string">
            <text:p>Manage Permission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56</text:p>
          </table:table-cell>
          <table:table-cell table:style-name="ce12" office:value-type="string">
            <text:p>View metadata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7</text:p>
          </table:table-cell>
          <table:table-cell table:style-name="ce12" office:value-type="string">
            <text:p>Manage Auditing (Active/View) 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8</text:p>
          </table:table-cell>
          <table:table-cell table:style-name="ce12" office:value-type="string">
            <text:p>Show/Hide like JCR structure</text:p>
          </table:table-cell>
          <table:table-cell table:style-name="ce22"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59</text:p>
          </table:table-cell>
          <table:table-cell table:style-name="ce14" office:value-type="string">
            <text:p>Simple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0</text:p>
          </table:table-cell>
          <table:table-cell table:style-name="ce14"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1</text:p>
          </table:table-cell>
          <table:table-cell table:style-name="ce14" office:value-type="string">
            <text:p>Manage query in Advanced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2</text:p>
          </table:table-cell>
          <table:table-cell table:style-name="ce15" office:value-type="string">
            <text:p>Select view mod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3</text:p>
          </table:table-cell>
          <table:table-cell table:style-name="ce15" office:value-type="string">
            <text:p>Set up browsing Preference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64</text:p>
          </table:table-cell>
          <table:table-cell table:style-name="ce15" office:value-type="string">
            <text:p>Set up Preferences for quick filter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5</text:p>
          </table:table-cell>
          <table:table-cell table:style-name="ce15" office:value-type="string">
            <text:p>Quick Filter by Items/Type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6</text:p>
          </table:table-cell>
          <table:table-cell table:style-name="ce14" office:value-type="string">
            <text:p>Manage Clipboard (Paste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7</text:p>
          </table:table-cell>
          <table:table-cell table:style-name="ce16" office:value-type="string">
            <text:p>Manage Folksonomy (Add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68</text:p>
          </table:table-cell>
          <table:table-cell table:style-name="ce16" office:value-type="string">
            <text:p>Manage Taxonomy Tree (Add/Edit/Delet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69</text:p>
          </table:table-cell>
          <table:table-cell table:style-name="ce16" office:value-type="string">
            <text:p>Manage Template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0</text:p>
          </table:table-cell>
          <table:table-cell table:style-name="ce16" office:value-type="string">
            <text:p>Manage Metadata(View/Edit/Delete)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1</text:p>
          </table:table-cell>
          <table:table-cell table:style-name="ce16" office:value-type="string">
            <text:p>Manage Views(Add/View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2</text:p>
          </table:table-cell>
          <table:table-cell table:style-name="ce16" office:value-type="string">
            <text:p>Manage Drive(Add/Edit/Delete)</text:p>
          </table:table-cell>
          <table:table-cell table:style-name="ce22"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73</text:p>
          </table:table-cell>
          <table:table-cell table:style-name="ce16" office:value-type="string">
            <text:p>Namespace registry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ECMS_74</text:p>
          </table:table-cell>
          <table:table-cell table:style-name="ce16" office:value-type="string">
            <text:p>Manage Node types(Add/View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5</text:p>
          </table:table-cell>
          <table:table-cell table:style-name="ce16" office:value-type="string">
            <text:p>Manage Query(Add/Edit/Delete)</text:p>
          </table:table-cell>
          <table:table-cell table:style-name="ce22"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6</text:p>
          </table:table-cell>
          <table:table-cell table:style-name="ce16" office:value-type="string">
            <text:p>Manage Script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7</text:p>
          </table:table-cell>
          <table:table-cell table:style-name="ce16" office:value-type="string">
            <text:p>Manage Ac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8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79</text:p>
          </table:table-cell>
          <table:table-cell table:style-name="ce17" office:value-type="string">
            <text:p>Approve a content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0</text:p>
          </table:table-cell>
          <table:table-cell table:style-name="ce17" office:value-type="string">
            <text:p>Disapprov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1</text:p>
          </table:table-cell>
          <table:table-cell table:style-name="ce17" office:value-type="string">
            <text:p>Delegat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2</text:p>
          </table:table-cell>
          <table:table-cell table:style-name="ce17" office:value-type="string">
            <text:p>Refuse a content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3</text:p>
          </table:table-cell>
          <table:table-cell office:value-type="string">
            <text:p>Grand a pay raise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4</text:p>
          </table:table-cell>
          <table:table-cell office:value-type="string">
            <text:p>Refuse a pay raise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5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6</text:p>
          </table:table-cell>
          <table:table-cell office:value-type="string">
            <text:p>Disapprove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7</text:p>
          </table:table-cell>
          <table:table-cell office:value-type="string">
            <text:p>Refuse a holiday proces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ECMS_88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ECMS_89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5" table:default-cell-style-name="ce26"/>
        <table:table-column table:style-name="co6" table:default-cell-style-name="ce3"/>
        <table:table-column table:style-name="co5" table:default-cell-style-name="ce41"/>
        <table:table-column table:style-name="co7" table:default-cell-style-name="ce4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2"/>
        <table:table-column table:style-name="co5" table:default-cell-style-name="ce21"/>
        <table:table-column table:style-name="co5" table:number-columns-repeated="247" table:default-cell-style-name="Default"/>
        <table:table-row table:style-name="ro8">
          <table:table-cell table:style-name="ce23"/>
          <table:table-cell table:style-name="ce29" office:value-type="string">
            <text:p>SNIFF TEST</text:p>
          </table:table-cell>
          <table:table-cell table:style-name="ce37"/>
          <table:table-cell table:style-name="ce30" table:number-columns-repeated="2"/>
          <table:table-cell table:style-name="ce36" table:number-columns-repeated="2"/>
          <table:table-cell table:style-name="ce30" table:number-columns-repeated="2"/>
          <table:table-cell table:style-name="ce78"/>
          <table:table-cell table:style-name="ce79" office:value-type="string">
            <text:p>Passed</text:p>
          </table:table-cell>
          <table:table-cell table:style-name="ce79" table:formula="oooc:=COUNTIF([.L$7:.L$996];[.$K1])" office:value-type="float" office:value="0">
            <text:p>0</text:p>
          </table:table-cell>
          <table:table-cell table:style-name="ce79" table:formula="oooc:=COUNTIF([.M$7:.M$996];[.$K1])" office:value-type="float" office:value="0">
            <text:p>0</text:p>
          </table:table-cell>
          <table:table-cell table:style-name="ce79" table:formula="oooc:=COUNTIF([.N$7:.N$996];[.$K1])" office:value-type="float" office:value="0">
            <text:p>0</text:p>
          </table:table-cell>
          <table:table-cell table:style-name="ce79" table:formula="oooc:=COUNTIF([.O$7:.O$996];[.$K1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23"/>
          <table:table-cell table:style-name="ce30"/>
          <table:table-cell table:style-name="ce38"/>
          <table:table-cell table:style-name="ce30" table:number-columns-repeated="2"/>
          <table:table-cell table:style-name="ce36" table:number-columns-repeated="2"/>
          <table:table-cell table:style-name="ce30" table:number-columns-repeated="2"/>
          <table:table-cell table:style-name="ce79"/>
          <table:table-cell table:style-name="ce79" office:value-type="string">
            <text:p>Failed</text:p>
          </table:table-cell>
          <table:table-cell table:style-name="ce79" table:formula="oooc:=COUNTIF([.L$7:.L$996];[.$K2])" office:value-type="float" office:value="0">
            <text:p>0</text:p>
          </table:table-cell>
          <table:table-cell table:style-name="ce79" table:formula="oooc:=COUNTIF([.M$7:.M$996];[.$K2])" office:value-type="float" office:value="0">
            <text:p>0</text:p>
          </table:table-cell>
          <table:table-cell table:style-name="ce79" table:formula="oooc:=COUNTIF([.N$7:.N$996];[.$K2])" office:value-type="float" office:value="0">
            <text:p>0</text:p>
          </table:table-cell>
          <table:table-cell table:style-name="ce79" table:formula="oooc:=COUNTIF([.O$7:.O$996];[.$K2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23"/>
          <table:table-cell table:style-name="ce31" office:value-type="string">
            <text:p>Function List<text:span text:style-name="T1">:</text:span></text:p>
          </table:table-cell>
          <table:table-cell table:style-name="ce39" office:value-type="string" table:number-columns-spanned="3" table:number-rows-spanned="1">
            <text:p>SniffTest of ECMS </text:p>
          </table:table-cell>
          <table:covered-table-cell table:number-columns-repeated="2" table:style-name="ce36"/>
          <table:table-cell table:style-name="ce36" table:number-columns-repeated="2"/>
          <table:table-cell table:style-name="ce75"/>
          <table:table-cell table:style-name="ce36"/>
          <table:table-cell table:style-name="ce79"/>
          <table:table-cell table:style-name="ce79" office:value-type="string">
            <text:p>Blocked</text:p>
          </table:table-cell>
          <table:table-cell table:style-name="ce79" table:formula="oooc:=COUNTIF([.L$7:.L$996];[.$K3])" office:value-type="float" office:value="0">
            <text:p>0</text:p>
          </table:table-cell>
          <table:table-cell table:style-name="ce79" table:formula="oooc:=COUNTIF([.M$7:.M$996];[.$K3])" office:value-type="float" office:value="0">
            <text:p>0</text:p>
          </table:table-cell>
          <table:table-cell table:style-name="ce79" table:formula="oooc:=COUNTIF([.N$7:.N$996];[.$K3])" office:value-type="float" office:value="0">
            <text:p>0</text:p>
          </table:table-cell>
          <table:table-cell table:style-name="ce79" table:formula="oooc:=COUNTIF([.O$7:.O$996];[.$K3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23"/>
          <table:table-cell table:style-name="ce31" office:value-type="string">
            <text:p>Total main cases:</text:p>
          </table:table-cell>
          <table:table-cell table:style-name="ce39" table:formula="oooc:=MAX([.A7:.A986])" office:value-type="float" office:value="52" table:number-columns-spanned="3" table:number-rows-spanned="1">
            <text:p>52</text:p>
          </table:table-cell>
          <table:covered-table-cell table:number-columns-repeated="2" table:style-name="ce36"/>
          <table:table-cell table:style-name="ce36" table:number-columns-repeated="2"/>
          <table:table-cell table:style-name="ce75"/>
          <table:table-cell table:style-name="ce36"/>
          <table:table-cell table:style-name="ce79"/>
          <table:table-cell table:style-name="ce80" office:value-type="string">
            <text:p>Untested</text:p>
          </table:table-cell>
          <table:table-cell table:style-name="ce79" table:formula="oooc:=COUNTIF([.L$7:.L$996];[.$K4])" office:value-type="float" office:value="0">
            <text:p>0</text:p>
          </table:table-cell>
          <table:table-cell table:style-name="ce79" table:formula="oooc:=COUNTIF([.M$7:.M$996];[.$K4])" office:value-type="float" office:value="0">
            <text:p>0</text:p>
          </table:table-cell>
          <table:table-cell table:style-name="ce79" table:formula="oooc:=COUNTIF([.N$7:.N$996];[.$K4])" office:value-type="float" office:value="0">
            <text:p>0</text:p>
          </table:table-cell>
          <table:table-cell table:style-name="ce79" table:formula="oooc:=COUNTIF([.O$7:.O$996];[.$K4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23"/>
          <table:table-cell table:style-name="ce32"/>
          <table:table-cell table:style-name="ce40"/>
          <table:table-cell table:style-name="ce43" table:number-columns-repeated="6"/>
          <table:table-cell table:style-name="ce80"/>
          <table:table-cell office:value-type="string">
            <text:p>N/A</text:p>
          </table:table-cell>
          <table:table-cell table:style-name="ce79" table:formula="oooc:=COUNTIF([.L$7:.L$996];[.$K5])" office:value-type="float" office:value="0">
            <text:p>0</text:p>
          </table:table-cell>
          <table:table-cell table:style-name="ce79" table:formula="oooc:=COUNTIF([.M$7:.M$996];[.$K5])" office:value-type="float" office:value="0">
            <text:p>0</text:p>
          </table:table-cell>
          <table:table-cell table:style-name="ce79" table:formula="oooc:=COUNTIF([.N$7:.N$996];[.$K5])" office:value-type="float" office:value="0">
            <text:p>0</text:p>
          </table:table-cell>
          <table:table-cell table:style-name="ce79" table:formula="oooc:=COUNTIF([.O$7:.O$996];[.$K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24" office:value-type="string">
            <text:p>Case No</text:p>
          </table:table-cell>
          <table:table-cell table:style-name="ce33" office:value-type="string">
            <text:p>Related function</text:p>
          </table:table-cell>
          <table:table-cell table:style-name="ce33" office:value-type="string">
            <text:p>Case ID</text:p>
          </table:table-cell>
          <table:table-cell table:style-name="ce33" office:value-type="string">
            <text:p>Path</text:p>
          </table:table-cell>
          <table:table-cell table:style-name="ce33" office:value-type="string">
            <text:p>Case Name</text:p>
          </table:table-cell>
          <table:table-cell table:style-name="ce33" office:value-type="string">
            <text:p>Description</text:p>
          </table:table-cell>
          <table:table-cell table:style-name="ce33" office:value-type="string">
            <text:p>Steps</text:p>
          </table:table-cell>
          <table:table-cell table:style-name="ce33" office:value-type="string">
            <text:p>Expected Output</text:p>
          </table:table-cell>
          <table:table-cell table:style-name="ce33" office:value-type="string">
            <text:p>Priority</text:p>
          </table:table-cell>
          <table:table-cell table:style-name="ce33" office:value-type="string">
            <text:p>Affect</text:p>
          </table:table-cell>
          <table:table-cell table:style-name="ce33"/>
          <table:table-cell table:style-name="ce33" office:value-type="string">
            <text:p>FF</text:p>
          </table:table-cell>
          <table:table-cell table:style-name="ce33" office:value-type="string">
            <text:p>IE</text:p>
          </table:table-cell>
          <table:table-cell table:style-name="ce33" table:number-columns-repeated="2"/>
          <table:table-cell table:style-name="ce33" office:value-type="string">
            <text:p>Comment</text:p>
          </table:table-cell>
          <table:table-cell table:style-name="ce86" table:number-columns-repeated="240"/>
        </table:table-row>
        <table:table-row table:style-name="ro9">
          <table:table-cell table:style-name="ce25" office:value-type="float" office:value="1">
            <text:p>001</text:p>
          </table:table-cell>
          <table:table-cell office:value-type="string">
            <text:p>SNF_ECMS_01</text:p>
          </table:table-cell>
          <table:table-cell office:value-type="float" office:value="1">
            <text:p>001</text:p>
          </table:table-cell>
          <table:table-cell table:style-name="ce44" office:value-type="string">
            <text:p>ECMS\DMS\Create\Folder\Content_Folder</text:p>
          </table:table-cell>
          <table:table-cell table:style-name="ce48" office:value-type="string">
            <text:p>Create/delete Content folder</text:p>
          </table:table-cell>
          <table:table-cell table:style-name="ce48" office:value-type="string">
            <text:p>Step 1: Create/delete Content folder</text:p>
          </table:table-cell>
          <table:table-cell table:style-name="ce60" office:value-type="string">
            <text:p><text:span text:style-name="T2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Content folder</text:span></text:p>
            <text:p><text:span text:style-name="T3">- Put name for folder</text:span></text:p>
            <text:p><text:span text:style-name="T3">- Click </text:span><text:span text:style-name="T2">Save</text:span></text:p>
            <text:p><text:span text:style-name="T2">Delete Folder</text:span></text:p>
            <text:p><text:span text:style-name="T2">- </text:span><text:span text:style-name="T4">Right click on a folder and choose </text:span><text:span text:style-name="T2">Delete</text:span></text:p>
            <text:p><text:span text:style-name="T4">- Click </text:span><text:span text:style-name="T2">OK</text:span></text:p>
          </table:table-cell>
          <table:table-cell table:style-name="ce76" office:value-type="string">
            <text:p>- Folder is created</text:p>
            <text:p>- Folder is deleted</text:p>
          </table:table-cell>
          <table:table-cell table:style-name="ce19"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9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ECMS_02</text:p>
          </table:table-cell>
          <table:table-cell office:value-type="float" office:value="1">
            <text:p>001</text:p>
          </table:table-cell>
          <table:table-cell office:value-type="string">
            <text:p>ECMS\DMS\Create\Folder\Document_Folder</text:p>
          </table:table-cell>
          <table:table-cell table:style-name="ce49" office:value-type="string">
            <text:p>Create/delete Document folder</text:p>
          </table:table-cell>
          <table:table-cell table:style-name="ce49" office:value-type="string">
            <text:p>Step 1: Create/delete Document folder</text:p>
          </table:table-cell>
          <table:table-cell table:style-name="ce61" office:value-type="string">
            <text:p><text:span text:style-name="T5">Create folder</text:span></text:p>
            <text:p><text:span text:style-name="T3">- Click on Add folder icon in action </text:span><text:span text:style-name="T3">bar or right click on the main pane</text:span></text:p>
            <text:p><text:span text:style-name="T3">- Select type: Document folder</text:span></text:p>
            <text:p><text:span text:style-name="T3">- Put name for folder</text:span></text:p>
            <text:p><text:span text:style-name="T3">- Click </text:span><text:span text:style-name="T2">Save</text:span></text:p>
            <text:p><text:span text:style-name="T2">Delete Folder</text:span></text:p>
            <text:p><text:span text:style-name="T5">- </text:span><text:span text:style-name="T6">Right click on a folder and choose </text:span><text:span text:style-name="T5">Delete</text:span></text:p>
            <text:p><text:span text:style-name="T6">- Click </text:span><text:span text:style-name="T5">OK</text:span></text:p>
          </table:table-cell>
          <table:table-cell office:value-type="string">
            <text:p>- Folder is created</text:p>
            <text:p>- Folder is deleted</text:p>
          </table:table-cell>
          <table:table-cell table:style-name="ce19"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0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ECMS_03</text:p>
          </table:table-cell>
          <table:table-cell office:value-type="float" office:value="1">
            <text:p>001</text:p>
          </table:table-cell>
          <table:table-cell office:value-type="string">
            <text:p>ECMS\DMS\Create\Document\Article</text:p>
          </table:table-cell>
          <table:table-cell table:style-name="ce49" office:value-type="string">
            <text:p>Create/edit/delete <text:s/>Article document</text:p>
          </table:table-cell>
          <table:table-cell table:style-name="ce49" office:value-type="string">
            <text:p>Step 1: Create/edit/delete <text:s/>Article document</text:p>
          </table:table-cell>
          <table:table-cell table:style-name="ce22" office:value-type="string">
            <text:p><text:span text:style-name="T2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Article</text:span></text:p>
            <text:p><text:span text:style-name="T3">- Put name for document and other </text:span><text:span text:style-name="T3">required field</text:span></text:p>
            <text:p><text:span text:style-name="T7">- Click </text:span><text:span text:style-name="T8">Save as Draft</text:span></text:p>
            <text:p><text:span text:style-name="T9">- Click</text:span><text:span text:style-name="T8"> Close </text:span></text:p>
            <text:p><text:span text:style-name="T2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3">- Click </text:span><text:span text:style-name="T2">Save as Draft</text:span></text:p>
            <text:p><text:span text:style-name="T4">- Click</text:span><text:span text:style-name="T2"> Close </text:span></text:p>
            <text:p><text:span text:style-name="T2">Delete Document</text:span></text:p>
            <text:p><text:span text:style-name="T3">- Right click on document, and </text:span><text:span text:style-name="T3">choose </text:span><text:span text:style-name="T2">Delete</text:span><text:span text:style-name="T3"> </text:span></text:p>
            <text:p><text:span text:style-name="T3">- Click </text:span><text:span text:style-name="T2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table:style-name="ce19"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ECMS_04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</text:p>
          </table:table-cell>
          <table:table-cell table:style-name="ce49" office:value-type="string">
            <text:p>Create/edit/delete <text:s/>File document</text:p>
          </table:table-cell>
          <table:table-cell table:style-name="ce49" office:value-type="string">
            <text:p>Step 1: Create/edit/delete <text:s/>File document</text:p>
          </table:table-cell>
          <table:table-cell table:style-name="ce22" office:value-type="string">
            <text:p><text:span text:style-name="T5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</text:span></text:p>
            <text:p><text:span text:style-name="T3">- Put name for document and other </text:span><text:span text:style-name="T3">required field</text:span></text:p>
            <text:p><text:span text:style-name="T7">- Click </text:span><text:span text:style-name="T8">Save as Draft</text:span></text:p>
            <text:p><text:span text:style-name="T9">- Click</text:span><text:span text:style-name="T8"> Close </text:span></text:p>
            <text:p><text:span text:style-name="T2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0">- Click </text:span><text:span text:style-name="T8">Save as Draft</text:span></text:p>
            <text:p><text:span text:style-name="T9">- Click</text:span><text:span text:style-name="T8"> Close </text:span></text:p>
            <text:p><text:span text:style-name="T2">Delete Document</text:span></text:p>
            <text:p><text:span text:style-name="T11">- Right click on document, and </text:span><text:span text:style-name="T11">choose </text:span><text:span text:style-name="T5">Delete</text:span><text:span text:style-name="T11"> </text:span></text:p>
            <text:p><text:span text:style-name="T11">- Click </text:span><text:span text:style-name="T5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table:style-name="ce19" office:value-type="string">
            <text:p>Medium</text:p>
          </table:table-cell>
          <table:table-cell table:style-name="ce43" table:number-columns-repeated="6"/>
          <table:table-cell table:number-columns-repeated="241"/>
        </table:table-row>
        <table:table-row table:style-name="ro11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ECMS_05</text:p>
          </table:table-cell>
          <table:table-cell office:value-type="float" office:value="1">
            <text:p>001</text:p>
          </table:table-cell>
          <table:table-cell office:value-type="string">
            <text:p>ECMS\DMS\Create\Document\File_Plan</text:p>
          </table:table-cell>
          <table:table-cell table:style-name="ce49" office:value-type="string">
            <text:p>Create/edit/delete <text:s/>File Plan document</text:p>
          </table:table-cell>
          <table:table-cell table:style-name="ce49" office:value-type="string">
            <text:p>Step 1: Create/edit/delete <text:s/>File Plan document</text:p>
          </table:table-cell>
          <table:table-cell table:style-name="ce22" office:value-type="string">
            <text:p><text:span text:style-name="T5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File Plan</text:span></text:p>
            <text:p><text:span text:style-name="T3">- Put name for document and other </text:span><text:span text:style-name="T3">required field</text:span></text:p>
            <text:p><text:span text:style-name="T7">- Click </text:span><text:span text:style-name="T8">Save as Draft</text:span></text:p>
            <text:p><text:span text:style-name="T9">- Click</text:span><text:span text:style-name="T8"> Close </text:span></text:p>
            <text:p><text:span text:style-name="T2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0">- Click </text:span><text:span text:style-name="T8">Save as Draft</text:span></text:p>
            <text:p><text:span text:style-name="T9">- Click</text:span><text:span text:style-name="T8"> Close </text:span></text:p>
            <text:p><text:span text:style-name="T2">Delete Document</text:span></text:p>
            <text:p><text:span text:style-name="T11">- Right click on document, and </text:span><text:span text:style-name="T11">choose </text:span><text:span text:style-name="T5">Delete</text:span><text:span text:style-name="T11"> </text:span></text:p>
            <text:p><text:span text:style-name="T11">- Click </text:span><text:span text:style-name="T5">OK</text:span></text:p>
          </table:table-cell>
          <table:table-cell office:value-type="string">
            <text:p>The document is created/Edited/Deleted successfully</text:p>
          </table:table-cell>
          <table:table-cell table:style-name="ce19" office:value-type="string">
            <text:p>Medium</text:p>
          </table:table-cell>
          <table:table-cell table:style-name="ce43" table:number-columns-repeated="6"/>
          <table:table-cell table:number-columns-repeated="241"/>
        </table:table-row>
        <table:table-row table:style-name="ro1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ECMS_06</text:p>
          </table:table-cell>
          <table:table-cell office:value-type="float" office:value="1">
            <text:p>001</text:p>
          </table:table-cell>
          <table:table-cell office:value-type="string">
            <text:p>ECMS\DMS\Create\Document\Smaple_Node</text:p>
          </table:table-cell>
          <table:table-cell table:style-name="ce49" office:value-type="string">
            <text:p>Create/edit/delete <text:s/>Sample Node document</text:p>
          </table:table-cell>
          <table:table-cell table:style-name="ce49" office:value-type="string">
            <text:p>Step 1: Create/edit/delete <text:s/>Sample Node document</text:p>
          </table:table-cell>
          <table:table-cell table:style-name="ce22" office:value-type="string">
            <text:p><text:span text:style-name="T5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Sample </text:span><text:span text:style-name="T3">Node</text:span></text:p>
            <text:p><text:span text:style-name="T3">- Put name for document and other </text:span><text:span text:style-name="T3">required field</text:span></text:p>
            <text:p><text:span text:style-name="T10">- Click </text:span><text:span text:style-name="T8">Save as Draft</text:span></text:p>
            <text:p><text:span text:style-name="T9">- Click</text:span><text:span text:style-name="T8"> Close </text:span></text:p>
            <text:p><text:span text:style-name="T2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7">- Click </text:span><text:span text:style-name="T8">Save as Draft</text:span></text:p>
            <text:p><text:span text:style-name="T9">- Click</text:span><text:span text:style-name="T8"> Close </text:span></text:p>
            <text:p><text:span text:style-name="T2">Delete Document</text:span></text:p>
            <text:p><text:span text:style-name="T11">- Right click on document, and </text:span><text:span text:style-name="T11">choose </text:span><text:span text:style-name="T5">Delete</text:span><text:span text:style-name="T11"> </text:span></text:p>
            <text:p><text:span text:style-name="T11">- Click </text:span><text:span text:style-name="T5">OK</text:span></text:p>
          </table:table-cell>
          <table:table-cell office:value-type="string">
            <text:p>The document is created/Edited/Deleted successfully</text:p>
          </table:table-cell>
          <table:table-cell table:style-name="ce19"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1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ECMS_07</text:p>
          </table:table-cell>
          <table:table-cell office:value-type="float" office:value="1">
            <text:p>001</text:p>
          </table:table-cell>
          <table:table-cell office:value-type="string">
            <text:p>ECMS\DMS\Create\Document\Kofax</text:p>
          </table:table-cell>
          <table:table-cell table:style-name="ce49" office:value-type="string">
            <text:p>Create/edit/delete <text:s/>Kofax document</text:p>
          </table:table-cell>
          <table:table-cell table:style-name="ce49" office:value-type="string">
            <text:p>Step 1: Create/edit/delete <text:s/>Kofax document</text:p>
          </table:table-cell>
          <table:table-cell table:style-name="ce22" office:value-type="string">
            <text:p><text:span text:style-name="T5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 Kofax</text:span></text:p>
            <text:p><text:span text:style-name="T3">- Put name for document and other </text:span><text:span text:style-name="T3">required field</text:span></text:p>
            <text:p><text:span text:style-name="T7">- Click </text:span><text:span text:style-name="T8">Save as Draft</text:span></text:p>
            <text:p><text:span text:style-name="T9">- Click</text:span><text:span text:style-name="T8"> Close </text:span></text:p>
            <text:p><text:span text:style-name="T2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0">- Click </text:span><text:span text:style-name="T8">Save as Draft</text:span></text:p>
            <text:p><text:span text:style-name="T9">- Click</text:span><text:span text:style-name="T8"> Close </text:span></text:p>
            <text:p><text:span text:style-name="T2">Delete Document</text:span></text:p>
            <text:p><text:span text:style-name="T11">- Right click on document, and </text:span><text:span text:style-name="T11">choose </text:span><text:span text:style-name="T5">Delete</text:span><text:span text:style-name="T11"> </text:span></text:p>
            <text:p><text:span text:style-name="T11">- Click </text:span><text:span text:style-name="T5">OK</text:span></text:p>
          </table:table-cell>
          <table:table-cell office:value-type="string">
            <text:p>The document is created/Edited/Deleted successfully</text:p>
          </table:table-cell>
          <table:table-cell table:style-name="ce19"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0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ECMS_08</text:p>
          </table:table-cell>
          <table:table-cell office:value-type="float" office:value="1">
            <text:p>001</text:p>
          </table:table-cell>
          <table:table-cell office:value-type="string">
            <text:p>ECMS\DMS\Create\Document\Podcast</text:p>
          </table:table-cell>
          <table:table-cell table:style-name="ce49" office:value-type="string">
            <text:p>Create/edit/delete <text:s/>Podcast document</text:p>
          </table:table-cell>
          <table:table-cell table:style-name="ce49" office:value-type="string">
            <text:p>Step 1: Create/edit/delete <text:s/>Podcast document</text:p>
          </table:table-cell>
          <table:table-cell table:style-name="ce22" office:value-type="string">
            <text:p><text:span text:style-name="T5">Create document</text:span></text:p>
            <text:p><text:span text:style-name="T3">- Click on Add Document icon in </text:span><text:span text:style-name="T3">action bar or right click on the main </text:span><text:span text:style-name="T3">pane</text:span></text:p>
            <text:p><text:span text:style-name="T3">- Select type of document :Podcast </text:span></text:p>
            <text:p><text:span text:style-name="T3">- Put name for document and other </text:span><text:span text:style-name="T3">required field</text:span></text:p>
            <text:p><text:span text:style-name="T10">- Click </text:span><text:span text:style-name="T8">Save as Draft</text:span></text:p>
            <text:p><text:span text:style-name="T9">- Click</text:span><text:span text:style-name="T8"> Close </text:span></text:p>
            <text:p><text:span text:style-name="T2">Edit Document</text:span></text:p>
            <text:p><text:span text:style-name="T3">- Open the document</text:span></text:p>
            <text:p><text:span text:style-name="T3">- Click Edit document on action bar, </text:span><text:span text:style-name="T3">perform to edit it</text:span></text:p>
            <text:p><text:span text:style-name="T10">- Click </text:span><text:span text:style-name="T8">Save as Draft</text:span></text:p>
            <text:p><text:span text:style-name="T9">- Click</text:span><text:span text:style-name="T8"> Close </text:span></text:p>
            <text:p><text:span text:style-name="T2">Delete Document</text:span></text:p>
            <text:p><text:span text:style-name="T11">- Right click on document, and </text:span><text:span text:style-name="T11">choose </text:span><text:span text:style-name="T5">Delete</text:span><text:span text:style-name="T11"> </text:span></text:p>
            <text:p><text:span text:style-name="T11">- Click </text:span><text:span text:style-name="T5">OK</text:span></text:p>
            <text:p><text:span text:style-name="T3"/></text:p>
          </table:table-cell>
          <table:table-cell office:value-type="string">
            <text:p>The document is created/Edited/Deleted successfully</text:p>
          </table:table-cell>
          <table:table-cell table:style-name="ce19"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2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ECMS_09</text:p>
          </table:table-cell>
          <table:table-cell office:value-type="float" office:value="1">
            <text:p>001</text:p>
          </table:table-cell>
          <table:table-cell office:value-type="string">
            <text:p>ECMS\DMS\Action\Copy_Paste</text:p>
          </table:table-cell>
          <table:table-cell table:style-name="ce49" office:value-type="string">
            <text:p>Copy/paste a node</text:p>
          </table:table-cell>
          <table:table-cell table:style-name="ce49" office:value-type="string">
            <text:p>Step 1: Copy/paste a node</text:p>
          </table:table-cell>
          <table:table-cell table:style-name="ce45" office:value-type="string">
            <text:p>- Right click on a node and select <text:span text:style-name="T2">Copy</text:span></text:p>
            <text:p>- Right click on destination node and select <text:span text:style-name="T2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ECMS_10</text:p>
          </table:table-cell>
          <table:table-cell office:value-type="float" office:value="1">
            <text:p>001</text:p>
          </table:table-cell>
          <table:table-cell office:value-type="string">
            <text:p>ECMS\DMS\Action\Cut_Paste</text:p>
          </table:table-cell>
          <table:table-cell table:style-name="ce49" office:value-type="string">
            <text:p>Cut/paste a node</text:p>
          </table:table-cell>
          <table:table-cell table:style-name="ce49" office:value-type="string">
            <text:p>Step 1: Cut/paste a node</text:p>
          </table:table-cell>
          <table:table-cell table:style-name="ce45" office:value-type="string">
            <text:p>- Right click on a node and select <text:span text:style-name="T2">Cut</text:span></text:p>
            <text:p>- Right click on destination node and select <text:span text:style-name="T2">Paste</text:span></text:p>
          </table:table-cell>
          <table:table-cell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3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ECMS_11</text:p>
          </table:table-cell>
          <table:table-cell office:value-type="float" office:value="1">
            <text:p>001</text:p>
          </table:table-cell>
          <table:table-cell office:value-type="string">
            <text:p>ECMS\DMS\Action\Lock</text:p>
          </table:table-cell>
          <table:table-cell table:style-name="ce49" office:value-type="string">
            <text:p>Lock/Unlock a node</text:p>
          </table:table-cell>
          <table:table-cell table:style-name="ce49" office:value-type="string">
            <text:p>Step 1: Lock/Unlock a node</text:p>
          </table:table-cell>
          <table:table-cell table:style-name="ce61" office:value-type="string">
            <text:p><text:span text:style-name="T3">- Right click on a node and select </text:span><text:span text:style-name="T2">Lock</text:span></text:p>
            <text:p><text:span text:style-name="T3">- Right click on locked node and </text:span><text:span text:style-name="T3">select </text:span><text:span text:style-name="T2">Unlock</text:span></text:p>
          </table:table-cell>
          <table:table-cell office:value-type="string">
            <text:p>- Node is locked. <text:span text:style-name="T2">Lock</text:span> icon becomes <text:span text:style-name="T2">Unlock</text:span>. Other users can not do any action with this node</text:p>
            <text:p>- Node is unlocked. <text:span text:style-name="T2">Unlock</text:span> icon becomes <text:span text:style-name="T2">Lock</text:span> Other user can do any action with this node</text:p>
          </table:table-cell>
          <table:table-cell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2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ECMS_12</text:p>
          </table:table-cell>
          <table:table-cell office:value-type="float" office:value="1">
            <text:p>001</text:p>
          </table:table-cell>
          <table:table-cell office:value-type="string">
            <text:p>ECMS\DMS\Action\Rename</text:p>
          </table:table-cell>
          <table:table-cell table:style-name="ce49" office:value-type="string">
            <text:p>Rename/Title for a node</text:p>
          </table:table-cell>
          <table:table-cell table:style-name="ce49" office:value-type="string">
            <text:p>Step 1: Rename/Title for a node</text:p>
          </table:table-cell>
          <table:table-cell table:style-name="ce61" office:value-type="string">
            <text:p><text:span text:style-name="T3">- Right click on a node and select </text:span><text:span text:style-name="T2">Rename</text:span></text:p>
            <text:p><text:span text:style-name="T3">- Put new name/Title for node</text:span></text:p>
            <text:p><text:span text:style-name="T3">- Click </text:span><text:span text:style-name="T2">Save</text:span></text:p>
          </table:table-cell>
          <table:table-cell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4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ECMS_13</text:p>
          </table:table-cell>
          <table:table-cell office:value-type="float" office:value="1">
            <text:p>001</text:p>
          </table:table-cell>
          <table:table-cell office:value-type="string">
            <text:p>ECMS\DMS\Action\Symlink</text:p>
          </table:table-cell>
          <table:table-cell table:style-name="ce49" office:value-type="string">
            <text:p>Add symlink for node</text:p>
          </table:table-cell>
          <table:table-cell table:style-name="ce49" office:value-type="string">
            <text:p>Step 1: Add symlink for node</text:p>
          </table:table-cell>
          <table:table-cell table:style-name="ce45" office:value-type="string">
            <text:p>- Select a node</text:p>
            <text:p>- Click “Add Symlink” icon in action bar or right click on the main pane</text:p>
            <text:p>- Select a node to add symlink</text:p>
            <text:p>- Click Save</text:p>
          </table:table-cell>
          <table:table-cell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ECMS_14</text:p>
          </table:table-cell>
          <table:table-cell office:value-type="float" office:value="1">
            <text:p>001</text:p>
          </table:table-cell>
          <table:table-cell office:value-type="string">
            <text:p>ECMS\DMS\Action\WebDAV\Create</text:p>
          </table:table-cell>
          <table:table-cell table:style-name="ce50" office:value-type="string">
            <text:p>Download and Allow Edition</text:p>
          </table:table-cell>
          <table:table-cell table:style-name="ce50" office:value-type="string">
            <text:p>Step 1: Download and Allow Edition</text:p>
          </table:table-cell>
          <table:table-cell table:style-name="ce62" office:value-type="string">
            <text:p><text:span text:style-name="T12">- Go to a driver</text:span></text:p>
            <text:p><text:span text:style-name="T12">- Right click on a node and choose </text:span><text:span text:style-name="T2">Download and Allow Edition</text:span></text:p>
          </table:table-cell>
          <table:table-cell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ECMS_15</text:p>
          </table:table-cell>
          <table:table-cell office:value-type="float" office:value="1">
            <text:p>001</text:p>
          </table:table-cell>
          <table:table-cell office:value-type="string">
            <text:p>ECMS\DMS\Action\WebDAV\Action</text:p>
          </table:table-cell>
          <table:table-cell table:style-name="ce50" office:value-type="string">
            <text:p>Manage Actions on WebDAV</text:p>
          </table:table-cell>
          <table:table-cell table:style-name="ce50" office:value-type="string">
            <text:p>Step 1: Manage Actions on WebDAV</text:p>
          </table:table-cell>
          <table:table-cell table:style-name="ce63" office:value-type="string">
            <text:p>- Create a new Network Place with <text:span text:style-name="T13">network address is the path of a </text:span><text:span text:style-name="T13">folder (</text:span><text:span text:style-name="T13"><text:a xlink:href="http://localhost:8080/portal/rest/private/jcr/repository/collaboration/sites">http://localhost:8080/portal/rest/private/jcr/repository/collaboration/sites</text:a></text:span><text:span text:style-name="T13">)</text:span></text:p>
          </table:table-cell>
          <table:table-cell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ECMS_16</text:p>
          </table:table-cell>
          <table:table-cell office:value-type="float" office:value="1">
            <text:p>001</text:p>
          </table:table-cell>
          <table:table-cell office:value-type="string">
            <text:p>ECMS\DMS\Action\Copy_URL</text:p>
          </table:table-cell>
          <table:table-cell table:style-name="ce50" office:value-type="string">
            <text:p>Copy URL to Clipboard</text:p>
          </table:table-cell>
          <table:table-cell table:style-name="ce50" office:value-type="string">
            <text:p>Step 1: Copy URL to Clipboard</text:p>
          </table:table-cell>
          <table:table-cell table:style-name="ce62" office:value-type="string">
            <text:p><text:span text:style-name="T12">- Go to a driver</text:span></text:p>
            <text:p><text:span text:style-name="T12">- Right click on a node and choose </text:span><text:span text:style-name="T2">Copy URL to Clipboard</text:span></text:p>
          </table:table-cell>
          <table:table-cell office:value-type="string">
            <text:p>The path of node is copied to Clipboard. Can paste on a document on Machine</text:p>
          </table:table-cell>
          <table:table-cell office:value-type="string">
            <text:p>Medium</text:p>
          </table:table-cell>
          <table:table-cell table:style-name="ce43" table:number-columns-repeated="6"/>
          <table:table-cell table:number-columns-repeated="241"/>
        </table:table-row>
        <table:table-row table:style-name="ro5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ECMS_17</text:p>
          </table:table-cell>
          <table:table-cell office:value-type="float" office:value="1">
            <text:p>001</text:p>
          </table:table-cell>
          <table:table-cell office:value-type="string">
            <text:p>ECMS\DMS\Action\Drag_Drop</text:p>
          </table:table-cell>
          <table:table-cell table:style-name="ce49" office:value-type="string">
            <text:p>Drag and drop node</text:p>
          </table:table-cell>
          <table:table-cell table:style-name="ce49" office:value-type="string">
            <text:p>Step 1: Drag and drop node</text:p>
          </table:table-cell>
          <table:table-cell table:style-name="ce61" office:value-type="string">
            <text:p>- <text:span text:style-name="T2">Cr</text:span><text:span text:style-name="T4">eate 2 nodes</text:span></text:p>
            <text:p><text:span text:style-name="T4">- Perform to drag a node and drop to </text:span><text:span text:style-name="T4">another</text:span></text:p>
          </table:table-cell>
          <table:table-cell office:value-type="string">
            <text:p>Drag and drop node successfully</text:p>
          </table:table-cell>
          <table:table-cell office:value-type="string">
            <text:p>High</text:p>
          </table:table-cell>
          <table:table-cell table:style-name="ce43" table:number-columns-repeated="6"/>
          <table:table-cell table:number-columns-repeated="241"/>
        </table:table-row>
        <table:table-row table:style-name="ro15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ECMS_18</text:p>
          </table:table-cell>
          <table:table-cell office:value-type="float" office:value="1">
            <text:p>001</text:p>
          </table:table-cell>
          <table:table-cell office:value-type="string">
            <text:p>ECMS\DMS\Collaboration\Tag\</text:p>
          </table:table-cell>
          <table:table-cell table:style-name="ce51" office:value-type="string">
            <text:p>Tag this document</text:p>
          </table:table-cell>
          <table:table-cell table:style-name="ce51" office:value-type="string">
            <text:p>Step 1: Tag this document (Add)</text:p>
          </table:table-cell>
          <table:table-cell table:style-name="ce64" office:value-type="string">
            <text:p><text:span text:style-name="T2">Add tag</text:span></text:p>
            <text:p><text:span text:style-name="T3">- Select a document or uploaded file</text:span></text:p>
            <text:p><text:span text:style-name="T3">- Click on Tagging this document </text:span><text:span text:style-name="T3">button in the action bar </text:span></text:p>
            <text:p><text:span text:style-name="T3">- Put name for a tag</text:span></text:p>
            <text:p><text:span text:style-name="T3">- Click Save button</text:span></text:p>
            <text:p><text:span text:style-name="T6"/></text:p>
            <text:p/>
          </table:table-cell>
          <table:table-cell office:value-type="string">
            <text:p>Node is added tag. You can find document using tag in Tag cloud of FE </text:p>
            <text:p><text:span text:style-name="T15"/></text:p>
          </table:table-cell>
          <table:table-cell office:value-type="string">
            <text:p>Medium</text:p>
          </table:table-cell>
          <table:table-cell table:style-name="ce43" table:number-columns-repeated="6"/>
          <table:table-cell table:number-columns-repeated="241"/>
        </table:table-row>
        <table:table-row table:style-name="ro16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ECMS_19</text:p>
          </table:table-cell>
          <table:table-cell office:value-type="float" office:value="1">
            <text:p>001</text:p>
          </table:table-cell>
          <table:table-cell office:value-type="string">
            <text:p>ECMS\DMS\Collaboration\Language</text:p>
          </table:table-cell>
          <table:table-cell table:style-name="ce52" office:value-type="string">
            <text:p>Add language for document/uploaded file</text:p>
          </table:table-cell>
          <table:table-cell table:style-name="ce52" office:value-type="string">
            <text:p>Step 1: Add language for document/uploaded file</text:p>
          </table:table-cell>
          <table:table-cell table:style-name="ce65" office:value-type="string">
            <text:p><text:s/><text:span text:style-name="T3">- Select a document or uploaded file</text:span></text:p>
            <text:p><text:span text:style-name="T3">- Click on “Add/Edit localize content” </text:span><text:span text:style-name="T3">icon in the action bar </text:span></text:p>
            <text:p><text:span text:style-name="T3">- Select “Add Language” tab</text:span></text:p>
            <text:p><text:span text:style-name="T3">- Select new language</text:span></text:p>
            <text:p><text:span text:style-name="T3">- Put content for new language</text:span></text:p>
            <text:p><text:span text:style-name="T3">- Click Save button</text:span></text:p>
          </table:table-cell>
          <table:table-cell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style-name="ce43" table:number-columns-repeated="6"/>
          <table:table-cell table:number-columns-repeated="241"/>
        </table:table-row>
        <table:table-row table:style-name="ro17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ECMS_20</text:p>
          </table:table-cell>
          <table:table-cell office:value-type="float" office:value="1">
            <text:p>001</text:p>
          </table:table-cell>
          <table:table-cell office:value-type="string">
            <text:p>ECMS\DMS\Collaboration\Vote</text:p>
          </table:table-cell>
          <table:table-cell table:style-name="ce52" office:value-type="string">
            <text:p>Vote for document/uploaded file</text:p>
          </table:table-cell>
          <table:table-cell table:style-name="ce52" office:value-type="string">
            <text:p>Step 1: Vote for document/uploaded file</text:p>
          </table:table-cell>
          <table:table-cell table:style-name="ce65" office:value-type="string">
            <text:p>- Create a document or upload a file</text:p>
            <text:p>- Select this node</text:p>
            <text:p>- Click on Vote icon on action bar, perform to vote</text:p>
          </table:table-cell>
          <table:table-cell office:value-type="string">
            <text:p>The node is voted </text:p>
          </table:table-cell>
          <table:table-cell office:value-type="string">
            <text:p>Medium</text:p>
          </table:table-cell>
          <table:table-cell table:style-name="ce43" table:number-columns-repeated="6"/>
          <table:table-cell table:number-columns-repeated="241"/>
        </table:table-row>
        <table:table-row table:style-name="ro16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ECMS_21</text:p>
          </table:table-cell>
          <table:table-cell office:value-type="float" office:value="1">
            <text:p>001</text:p>
          </table:table-cell>
          <table:table-cell office:value-type="string">
            <text:p>ECMS\DMS\Collaboration\Comment</text:p>
          </table:table-cell>
          <table:table-cell table:style-name="ce52" office:value-type="string">
            <text:p>Manage Comment (Add)</text:p>
          </table:table-cell>
          <table:table-cell table:style-name="ce52" office:value-type="string">
            <text:p>Step 1: Manage Comment (Add)</text:p>
          </table:table-cell>
          <table:table-cell table:style-name="ce66" office:value-type="string">
            <text:p>Add a comment</text:p>
            <text:p><text:span text:style-name="T3">- Select a document or uploaded file</text:span></text:p>
            <text:p><text:span text:style-name="T3">- Click on “Add Comment” icon in the </text:span><text:span text:style-name="T3">action bar </text:span></text:p>
            <text:p><text:span text:style-name="T3">- Put content for comment</text:span></text:p>
            <text:p><text:span text:style-name="T3">- Click Save button</text:span></text:p>
            <text:p><text:span text:style-name="T4"/></text:p>
          </table:table-cell>
          <table:table-cell office:value-type="string">
            <text:p>You can see the comment at the bottom of document/uploaded file. You can edit content of comment or deleted it</text:p>
          </table:table-cell>
          <table:table-cell office:value-type="string">
            <text:p>Medium</text:p>
          </table:table-cell>
          <table:table-cell table:style-name="ce43" table:number-columns-repeated="6"/>
          <table:table-cell table:number-columns-repeated="241"/>
        </table:table-row>
        <table:table-row table:style-name="ro18">
          <table:table-cell table:style-name="ce27" table:formula="oooc:=IF(VALUE(MID([.F7];6;FIND(&quot;:&quot;;[.F7];1)-FIND(&quot; &quot;;[.F7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4" office:value-type="string">
            <text:p>SNF_ECMS_22</text:p>
          </table:table-cell>
          <table:table-cell office:value-type="float" office:value="1">
            <text:p>001</text:p>
          </table:table-cell>
          <table:table-cell office:value-type="string">
            <text:p>ECMS\DMS\Admin\version</text:p>
          </table:table-cell>
          <table:table-cell table:style-name="ce49" office:value-type="string">
            <text:p>Manage version (Add/View/Restore/Compare/Delete)</text:p>
          </table:table-cell>
          <table:table-cell table:style-name="ce59" office:value-type="string">
            <text:p>Step 1: version (Add/View/Restore/Compare/Delete)</text:p>
          </table:table-cell>
          <table:table-cell table:style-name="ce61" office:value-type="string">
            <text:p><text:span text:style-name="T3">- Select 1 node and activate version </text:span><text:span text:style-name="T3">for this node</text:span></text:p>
            <text:p><text:span text:style-name="T3">- Right click on this node and select </text:span><text:span text:style-name="T3">“Check in” and then “Check out”</text:span></text:p>
            <text:p><text:span text:style-name="T3">- Add more version for node by right </text:span><text:span text:style-name="T3">click and select “Check in” and then </text:span><text:span text:style-name="T3">“Check out”</text:span></text:p>
            <text:p><text:span text:style-name="T3">- Open “Version Infor” pop-up</text:span></text:p>
            <text:p><text:span text:style-name="T3">- Click on “Restore” icon</text:span></text:p>
            <text:p><text:span text:style-name="T3">- Click on “Delete” icon</text:span></text:p>
            <text:p><text:span text:style-name="T3">- If node is nt:file, you can compare </text:span><text:span text:style-name="T3">between versions by clicking </text:span><text:span text:style-name="T3">Compare icon</text:span></text:p>
            <text:p/>
          </table:table-cell>
          <table:table-cell office:value-type="string">
            <text:p>- Node is added a version</text:p>
            <text:p>- Selected version become base version</text:p>
            <text:p>- Selected version is restore/compare/deleted</text:p>
          </table:table-cell>
          <table:table-cell office:value-type="string">
            <text:p>Medium</text:p>
          </table:table-cell>
          <table:table-cell table:style-name="ce81" table:number-columns-repeated="4"/>
          <table:table-cell table:style-name="ce85" table:number-columns-repeated="243"/>
        </table:table-row>
        <table:table-row table:style-name="ro9">
          <table:table-cell table:formula="oooc:=IF(VALUE(MID([.F8];6;FIND(&quot;:&quot;;[.F8];1)-FIND(&quot; &quot;;[.F8];1)-1))&gt;VALUE(MID([.F7];6;FIND(&quot;:&quot;;[.F7];1)-FIND(&quot; &quot;;[.F7];1)-1));&quot;&quot;;MAX([.A$7:.A28])+1)" office:value-type="float" office:value="23">
            <text:p>023</text:p>
          </table:table-cell>
          <table:table-cell office:value-type="string">
            <text:p>SNF_ECMS_23</text:p>
          </table:table-cell>
          <table:table-cell office:value-type="float" office:value="1">
            <text:p>001</text:p>
          </table:table-cell>
          <table:table-cell office:value-type="string">
            <text:p>ECMS\DMS\Admin\Publication</text:p>
          </table:table-cell>
          <table:table-cell table:style-name="ce49" office:value-type="string">
            <text:p>Manage Publication</text:p>
          </table:table-cell>
          <table:table-cell table:style-name="ce49" office:value-type="string">
            <text:p>Step 1: Manage Publication</text:p>
          </table:table-cell>
          <table:table-cell table:style-name="ce67" office:value-type="string">
            <text:p>Change from draft to <text:span text:style-name="T2">Published</text:span></text:p>
            <text:p><text:span text:style-name="T4">- Select a document/Uploaded file</text:span></text:p>
            <text:p><text:span text:style-name="T4">- Click on “Manage Publication” icon </text:span><text:span text:style-name="T4">in the action bar</text:span></text:p>
            <text:p><text:span text:style-name="T4">- Click on Published</text:span></text:p>
            <text:p><text:span text:style-name="T14">Change from Published to </text:span><text:span text:style-name="T14">Obsoleted</text:span></text:p>
            <text:p><text:span text:style-name="T4">- Choose version is being in </text:span><text:span text:style-name="T4">Published</text:span></text:p>
            <text:p><text:span text:style-name="T4">- Click Obsolete button</text:span></text:p>
            <text:p><text:span text:style-name="T14"/></text:p>
          </table:table-cell>
          <table:table-cell table:style-name="ce69" office:value-type="string">
            <text:p>Document/Uploaded file is published/Obsolete</text:p>
          </table:table-cell>
          <table:table-cell office:value-type="string">
            <text:p>High</text:p>
          </table:table-cell>
          <table:table-cell table:style-name="ce82" table:number-columns-repeated="4"/>
          <table:table-cell table:number-columns-repeated="243"/>
        </table:table-row>
        <table:table-row table:style-name="ro9">
          <table:table-cell table:formula="oooc:=IF(VALUE(MID([.F9];6;FIND(&quot;:&quot;;[.F9];1)-FIND(&quot; &quot;;[.F9];1)-1))&gt;VALUE(MID([.F8];6;FIND(&quot;:&quot;;[.F8];1)-FIND(&quot; &quot;;[.F8];1)-1));&quot;&quot;;MAX([.A$7:.A29])+1)" office:value-type="float" office:value="24">
            <text:p>024</text:p>
          </table:table-cell>
          <table:table-cell office:value-type="string">
            <text:p>SNF_ECMS_24</text:p>
          </table:table-cell>
          <table:table-cell office:value-type="float" office:value="1">
            <text:p>001</text:p>
          </table:table-cell>
          <table:table-cell office:value-type="string">
            <text:p>ECMS\DMS\Admin\Category</text:p>
          </table:table-cell>
          <table:table-cell table:style-name="ce50" office:value-type="string">
            <text:p>Manage Category (Add/Delete)</text:p>
          </table:table-cell>
          <table:table-cell table:style-name="ce50" office:value-type="string">
            <text:p>Step 1: Manage Category (Add/Delete)</text:p>
          </table:table-cell>
          <table:table-cell table:style-name="ce68" office:value-type="string">
            <text:p>Add category for node</text:p>
            <text:p><text:span text:style-name="T4">- Select a document/Uploaded file</text:span></text:p>
            <text:p><text:span text:style-name="T4">- Click on “Manage Category” icon in </text:span><text:span text:style-name="T4">the action bar</text:span></text:p>
            <text:p><text:span text:style-name="T4">- Select category to add for </text:span><text:span text:style-name="T4">document/Uploaded file</text:span></text:p>
            <text:p><text:span text:style-name="T14">Delete category</text:span></text:p>
            <text:p><text:span text:style-name="T4">- Click on corresponding Delete icon </text:span><text:span text:style-name="T4">of category</text:span></text:p>
          </table:table-cell>
          <table:table-cell table:style-name="ce77" office:value-type="string">
            <text:p>Document/uploaded file is added category.</text:p>
            <text:p>- Document/uploaded file is not added category.</text:p>
          </table:table-cell>
          <table:table-cell table:style-name="ce22" office:value-type="string">
            <text:p>medium</text:p>
          </table:table-cell>
          <table:table-cell table:style-name="ce82" table:number-columns-repeated="4"/>
          <table:table-cell table:number-columns-repeated="243"/>
        </table:table-row>
        <table:table-row table:style-name="ro11">
          <table:table-cell table:formula="oooc:=IF(VALUE(MID([.F10];6;FIND(&quot;:&quot;;[.F10];1)-FIND(&quot; &quot;;[.F10];1)-1))&gt;VALUE(MID([.F9];6;FIND(&quot;:&quot;;[.F9];1)-FIND(&quot; &quot;;[.F9];1)-1));&quot;&quot;;MAX([.A$7:.A30])+1)" office:value-type="float" office:value="25">
            <text:p>025</text:p>
          </table:table-cell>
          <table:table-cell office:value-type="string">
            <text:p>SNF_ECMS_25</text:p>
          </table:table-cell>
          <table:table-cell office:value-type="float" office:value="1">
            <text:p>001</text:p>
          </table:table-cell>
          <table:table-cell office:value-type="string">
            <text:p>ECMS\DMS\Admin\Relation</text:p>
          </table:table-cell>
          <table:table-cell table:style-name="ce50" office:value-type="string">
            <text:p>Manage Relation (Add/Delete/Show/Hide)</text:p>
          </table:table-cell>
          <table:table-cell table:style-name="ce50" office:value-type="string">
            <text:p>Step 1: Manage Relation (Add/Delete/Show/Hide)</text:p>
          </table:table-cell>
          <table:table-cell table:style-name="ce22" office:value-type="string">
            <text:p><text:span text:style-name="T2">Add Relation</text:span></text:p>
            <text:p><text:span text:style-name="T3">- Select a node</text:span></text:p>
            <text:p><text:span text:style-name="T3">- Click on “Manage Relation” icon in </text:span><text:span text:style-name="T3">the action bar</text:span></text:p>
            <text:p><text:span text:style-name="T3">- Go to Select Relation tab</text:span></text:p>
            <text:p><text:span text:style-name="T3">- Select document to add relation for </text:span><text:span text:style-name="T3">document/uploaded file</text:span></text:p>
            <text:p><text:span text:style-name="T2">Delete relation</text:span></text:p>
            <text:p><text:span text:style-name="T3">- Go to Manage relation list tab</text:span></text:p>
            <text:p><text:span text:style-name="T3">- Click on corresponding Delete icon </text:span><text:span text:style-name="T3">of Relation </text:span></text:p>
            <text:p><text:span text:style-name="T5">Show Relation</text:span></text:p>
            <text:p><text:span text:style-name="T6">- Select the node which Is added </text:span><text:span text:style-name="T6">relation</text:span></text:p>
            <text:p><text:span text:style-name="T15">- Click Show/Hide Relation icon on </text:span><text:span text:style-name="T15">action bar</text:span></text:p>
            <text:p><text:span text:style-name="T5">Hide Relation</text:span></text:p>
            <text:p><text:span text:style-name="T15">- Click Show/Hide Relation icon on </text:span><text:span text:style-name="T15">action bar again</text:span></text:p>
          </table:table-cell>
          <table:table-cell office:value-type="string">
            <text:p>Node is added /Delete relation</text:p>
            <text:p>- Relation of Node is shown/hidden </text:p>
          </table:table-cell>
          <table:table-cell table:style-name="ce22" office:value-type="string">
            <text:p>medium</text:p>
          </table:table-cell>
          <table:table-cell table:style-name="ce82" table:number-columns-repeated="4"/>
          <table:table-cell table:number-columns-repeated="243"/>
        </table:table-row>
        <table:table-row table:style-name="ro16">
          <table:table-cell table:formula="oooc:=IF(VALUE(MID([.F11];6;FIND(&quot;:&quot;;[.F11];1)-FIND(&quot; &quot;;[.F11];1)-1))&gt;VALUE(MID([.F10];6;FIND(&quot;:&quot;;[.F10];1)-FIND(&quot; &quot;;[.F10];1)-1));&quot;&quot;;MAX([.A$7:.A31])+1)" office:value-type="float" office:value="26">
            <text:p>026</text:p>
          </table:table-cell>
          <table:table-cell office:value-type="string">
            <text:p>SNF_ECMS_26</text:p>
          </table:table-cell>
          <table:table-cell office:value-type="float" office:value="1">
            <text:p>001</text:p>
          </table:table-cell>
          <table:table-cell office:value-type="string">
            <text:p>ECMS\DMS\Admin\Node_Property</text:p>
          </table:table-cell>
          <table:table-cell table:style-name="ce49" office:value-type="string">
            <text:p>View Node Properties</text:p>
          </table:table-cell>
          <table:table-cell table:style-name="ce49" office:value-type="string">
            <text:p>Step 1: View Node Properties</text:p>
          </table:table-cell>
          <table:table-cell table:style-name="ce57" office:value-type="string">
            <text:p><text:span text:style-name="T2">View node properties</text:span></text:p>
            <text:p><text:span text:style-name="T12">- Create a node</text:span></text:p>
            <text:p><text:span text:style-name="T12">- Select this node</text:span></text:p>
            <text:p><text:span text:style-name="T12">- Click on View node Properties on </text:span><text:span text:style-name="T12">action bar</text:span></text:p>
            <text:p><text:span text:style-name="T2">Add properties</text:span></text:p>
            <text:p><text:span text:style-name="T4">- Go to Add new properties Tab</text:span></text:p>
            <text:p><text:span text:style-name="T4">- Perform to add new a properties for </text:span><text:span text:style-name="T4">this node</text:span></text:p>
          </table:table-cell>
          <table:table-cell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style-name="ce82" table:number-columns-repeated="4"/>
          <table:table-cell table:number-columns-repeated="243"/>
        </table:table-row>
        <table:table-row table:style-name="ro19">
          <table:table-cell table:formula="oooc:=IF(VALUE(MID([.F12];6;FIND(&quot;:&quot;;[.F12];1)-FIND(&quot; &quot;;[.F12];1)-1))&gt;VALUE(MID([.F11];6;FIND(&quot;:&quot;;[.F11];1)-FIND(&quot; &quot;;[.F11];1)-1));&quot;&quot;;MAX([.A$7:.A32])+1)" office:value-type="float" office:value="27">
            <text:p>027</text:p>
          </table:table-cell>
          <table:table-cell office:value-type="string">
            <text:p>SNF_ECMS_27</text:p>
          </table:table-cell>
          <table:table-cell office:value-type="float" office:value="1">
            <text:p>001</text:p>
          </table:table-cell>
          <table:table-cell office:value-type="string">
            <text:p>ECMS\DMS\Admin\Export_Import</text:p>
          </table:table-cell>
          <table:table-cell table:style-name="ce49" office:value-type="string">
            <text:p>Export /Import node</text:p>
          </table:table-cell>
          <table:table-cell table:style-name="ce49" office:value-type="string">
            <text:p>Step 1: Export /Import node</text:p>
          </table:table-cell>
          <table:table-cell table:style-name="ce69" office:value-type="string">
            <text:p><text:span text:style-name="T16">Export node</text:span></text:p>
            <text:p><text:span text:style-name="T3">- Select 1 node</text:span></text:p>
            <text:p><text:span text:style-name="T3">- Click on Export button</text:span></text:p>
            <text:p><text:span text:style-name="T3">Import node</text:span></text:p>
            <text:p><text:span text:style-name="T3">- Choose format for exported file</text:span></text:p>
            <text:p><text:span text:style-name="T3">- Click on Export button</text:span></text:p>
            <text:p><text:span text:style-name="T2">Import node</text:span></text:p>
            <text:p><text:span text:style-name="T4">- Go to a destination node</text:span></text:p>
            <text:p><text:span text:style-name="T4">- Click Import button</text:span></text:p>
            <text:p><text:span text:style-name="T4">- Choose valid file to import</text:span></text:p>
            <text:p><text:span text:style-name="T4">- Click Import button</text:span></text:p>
          </table:table-cell>
          <table:table-cell office:value-type="string">
            <text:p>- Node is exported successfully</text:p>
            <text:p>- Node is imported in destination path</text:p>
          </table:table-cell>
          <table:table-cell table:style-name="ce22" office:value-type="string">
            <text:p>medium</text:p>
          </table:table-cell>
          <table:table-cell table:style-name="ce82" table:number-columns-repeated="4"/>
          <table:table-cell table:number-columns-repeated="243"/>
        </table:table-row>
        <table:table-row table:style-name="ro17">
          <table:table-cell table:formula="oooc:=IF(VALUE(MID([.F13];6;FIND(&quot;:&quot;;[.F13];1)-FIND(&quot; &quot;;[.F13];1)-1))&gt;VALUE(MID([.F12];6;FIND(&quot;:&quot;;[.F12];1)-FIND(&quot; &quot;;[.F12];1)-1));&quot;&quot;;MAX([.A$7:.A33])+1)" office:value-type="float" office:value="28">
            <text:p>028</text:p>
          </table:table-cell>
          <table:table-cell office:value-type="string">
            <text:p>SNF_ECMS_28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Info\References</text:p>
          </table:table-cell>
          <table:table-cell table:style-name="ce53" office:value-type="string">
            <text:p>View References</text:p>
          </table:table-cell>
          <table:table-cell table:style-name="ce53" office:value-type="string">
            <text:p>Step 1: View References</text:p>
          </table:table-cell>
          <table:table-cell table:style-name="ce45" office:value-type="string">
            <text:p>- Create a node (Article ) and relate to a document/upload file (a picture)</text:p>
            <text:p>- Select the picture</text:p>
            <text:p>- Click View References icon on action bar</text:p>
          </table:table-cell>
          <table:table-cell office:value-type="string">
            <text:p>- Will be show Reference of The picture is this Article</text:p>
          </table:table-cell>
          <table:table-cell table:style-name="ce22" office:value-type="string">
            <text:p>Low</text:p>
          </table:table-cell>
          <table:table-cell table:style-name="ce82" table:number-columns-repeated="4"/>
          <table:table-cell table:number-columns-repeated="243"/>
        </table:table-row>
        <table:table-row table:style-name="ro12">
          <table:table-cell table:formula="oooc:=IF(VALUE(MID([.F14];6;FIND(&quot;:&quot;;[.F14];1)-FIND(&quot; &quot;;[.F14];1)-1))&gt;VALUE(MID([.F13];6;FIND(&quot;:&quot;;[.F13];1)-FIND(&quot; &quot;;[.F13];1)-1));&quot;&quot;;MAX([.A$7:.A34])+1)" office:value-type="float" office:value="29">
            <text:p>029</text:p>
          </table:table-cell>
          <table:table-cell office:value-type="string">
            <text:p>SNF_ECMS_29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Info\Node_Type</text:p>
          </table:table-cell>
          <table:table-cell table:style-name="ce54" office:value-type="string">
            <text:p>View Node Types</text:p>
          </table:table-cell>
          <table:table-cell table:style-name="ce54" office:value-type="string">
            <text:p>Step 1: View Node Types</text:p>
          </table:table-cell>
          <table:table-cell table:style-name="ce45" office:value-type="string">
            <text:p>- Create a node</text:p>
            <text:p>- Select it</text:p>
            <text:p>- Click View node type icon on action bar</text:p>
          </table:table-cell>
          <table:table-cell office:value-type="string">
            <text:p>Node Type information form is shown</text:p>
          </table:table-cell>
          <table:table-cell table:style-name="ce22" office:value-type="string">
            <text:p>Low</text:p>
          </table:table-cell>
          <table:table-cell table:style-name="ce82" table:number-columns-repeated="4"/>
          <table:table-cell table:number-columns-repeated="243"/>
        </table:table-row>
        <table:table-row table:style-name="ro19">
          <table:table-cell table:formula="oooc:=IF(VALUE(MID([.F36];6;FIND(&quot;:&quot;;[.F36];1)-FIND(&quot; &quot;;[.F36];1)-1))&gt;VALUE(MID([.F14];6;FIND(&quot;:&quot;;[.F14];1)-FIND(&quot; &quot;;[.F14];1)-1));&quot;&quot;;MAX([.A$7:.A35])+1)" office:value-type="float" office:value="30">
            <text:p>030</text:p>
          </table:table-cell>
          <table:table-cell office:value-type="string">
            <text:p>SNF_ECMS_30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Info\Permission</text:p>
          </table:table-cell>
          <table:table-cell table:style-name="ce55" office:value-type="string">
            <text:p>Manage Permission(Add/Edit/Delete)</text:p>
          </table:table-cell>
          <table:table-cell table:style-name="ce55" office:value-type="string">
            <text:p>Step 1: Manage Permission(Add/Edit/Delete)</text:p>
          </table:table-cell>
          <table:table-cell table:style-name="ce45" office:value-type="string">
            <text:p><text:span text:style-name="T3">- Select 1 node</text:span></text:p>
            <text:p><text:span text:style-name="T3">- Click on “View Permission” icon in </text:span><text:span text:style-name="T3">action bar</text:span></text:p>
            <text:p><text:span text:style-name="T2">Add permission for node</text:span></text:p>
            <text:p><text:span text:style-name="T4">- Choose user/group to add </text:span><text:span text:style-name="T4">permission</text:span></text:p>
            <text:p><text:span text:style-name="T4">- Click Save</text:span></text:p>
            <text:p><text:span text:style-name="T2">Edit permission of node</text:span></text:p>
            <text:p><text:span text:style-name="T4">- Click corresponding Edit icon of </text:span><text:span text:style-name="T4">user/group</text:span></text:p>
            <text:p><text:span text:style-name="T4">- Change permission</text:span></text:p>
            <text:p><text:span text:style-name="T2">Delete permission</text:span></text:p>
            <text:p><text:span text:style-name="T4">- Click corresponding Delete icon of </text:span><text:span text:style-name="T4">user/group</text:span></text:p>
            <text:p><text:span text:style-name="T4">- Click ok</text:span></text:p>
          </table:table-cell>
          <table:table-cell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22" office:value-type="string">
            <text:p>High</text:p>
          </table:table-cell>
          <table:table-cell table:style-name="ce82" table:number-columns-repeated="4"/>
          <table:table-cell table:number-columns-repeated="243"/>
        </table:table-row>
        <table:table-row table:style-name="ro12">
          <table:table-cell table:style-name="ce27"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4" office:value-type="string">
            <text:p>SNF_ECMS_31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Info\Metadata</text:p>
          </table:table-cell>
          <table:table-cell table:style-name="ce54" office:value-type="string">
            <text:p>View metadata</text:p>
          </table:table-cell>
          <table:table-cell table:style-name="ce54" office:value-type="string">
            <text:p>Step 1: View metadata</text:p>
          </table:table-cell>
          <table:table-cell table:style-name="ce45" office:value-type="string">
            <text:p>- Perform <text:s/>upload a file</text:p>
            <text:p>- Select it </text:p>
            <text:p>- Click View metadata</text:p>
          </table:table-cell>
          <table:table-cell office:value-type="string">
            <text:p>View matadata form is shown</text:p>
          </table:table-cell>
          <table:table-cell table:style-name="ce22" office:value-type="string">
            <text:p>Low</text:p>
          </table:table-cell>
          <table:table-cell table:style-name="ce83" table:number-columns-repeated="4"/>
          <table:table-cell table:style-name="ce84" table:number-columns-repeated="243"/>
        </table:table-row>
        <table:table-row table:style-name="ro16">
          <table:table-cell table:style-name="ce27"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4" office:value-type="string">
            <text:p>SNF_ECMS_32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Info\Auditing</text:p>
          </table:table-cell>
          <table:table-cell table:style-name="ce54" office:value-type="string">
            <text:p>Manage Auditing (Active/View) </text:p>
          </table:table-cell>
          <table:table-cell table:style-name="ce54" office:value-type="string">
            <text:p>Step 1: Manage Auditing (Active/View) </text:p>
          </table:table-cell>
          <table:table-cell table:style-name="ce45" office:value-type="string">
            <text:p><text:span text:style-name="T2">Activate auditing</text:span></text:p>
            <text:p>- Create a node</text:p>
            <text:p>- Select it</text:p>
            <text:p>- Click Manage Auditing on action bar</text:p>
            <text:p>- Click Activate button</text:p>
            <text:p><text:span text:style-name="T2">View</text:span></text:p>
            <text:p><text:span text:style-name="T15">- Click Manage Auditing on action bar </text:span><text:span text:style-name="T15">again</text:span></text:p>
          </table:table-cell>
          <table:table-cell office:value-type="string">
            <text:p>The node is activated/viewed</text:p>
          </table:table-cell>
          <table:table-cell table:style-name="ce22" office:value-type="string">
            <text:p>Low</text:p>
          </table:table-cell>
          <table:table-cell table:style-name="ce83" table:number-columns-repeated="4"/>
          <table:table-cell table:style-name="ce84" table:number-columns-repeated="243"/>
        </table:table-row>
        <table:table-row table:style-name="ro13">
          <table:table-cell table:formula="oooc:=IF(VALUE(MID([.F15];6;FIND(&quot;:&quot;;[.F15];1)-FIND(&quot; &quot;;[.F15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ECMS_33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Info\JCR_Structure</text:p>
          </table:table-cell>
          <table:table-cell table:style-name="ce54" office:value-type="string">
            <text:p>Show/Hide like JCR structure</text:p>
          </table:table-cell>
          <table:table-cell table:style-name="ce54" office:value-type="string">
            <text:p>Step 1: Show/Hide like JCR structure</text:p>
          </table:table-cell>
          <table:table-cell table:style-name="ce45" office:value-type="string">
            <text:p><text:span text:style-name="T2">Hide Like structure</text:span></text:p>
            <text:p>- Go to a driver</text:p>
            <text:p>- Click on Show/Hide Like Structure</text:p>
            <text:p><text:span text:style-name="T2">Show Like Structure</text:span></text:p>
            <text:p><text:span text:style-name="T6">- Click on Show/Hide Like Structure </text:span><text:span text:style-name="T6">again</text:span></text:p>
          </table:table-cell>
          <table:table-cell office:value-type="string">
            <text:p>Hide Like Structure : content of document/upload file is not shown, only shown child of node </text:p>
            <text:p>Show Like Structure : Content of Document/upload file is shown at right pane.</text:p>
          </table:table-cell>
          <table:table-cell table:style-name="ce22" office:value-type="string">
            <text:p>Low</text:p>
          </table:table-cell>
          <table:table-cell table:style-name="ce82" table:number-columns-repeated="4"/>
          <table:table-cell table:number-columns-repeated="243"/>
        </table:table-row>
        <table:table-row table:style-name="ro14">
          <table:table-cell table:formula="oooc:=IF(VALUE(MID([.F16];6;FIND(&quot;:&quot;;[.F16];1)-FIND(&quot; &quot;;[.F16];1)-1))&gt;VALUE(MID([.F15];6;FIND(&quot;:&quot;;[.F15];1)-FIND(&quot; &quot;;[.F15];1)-1));&quot;&quot;;MAX([.A$7:.A39])+1)" office:value-type="float" office:value="34">
            <text:p>034</text:p>
          </table:table-cell>
          <table:table-cell office:value-type="string">
            <text:p>SNF_ECMS_34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Search\Simple</text:p>
          </table:table-cell>
          <table:table-cell table:style-name="ce56" office:value-type="string">
            <text:p>Simple Search</text:p>
          </table:table-cell>
          <table:table-cell table:style-name="ce56" office:value-type="string">
            <text:p>Step 1: Simple Search</text:p>
          </table:table-cell>
          <table:table-cell table:style-name="ce22" office:value-type="string">
            <text:p><text:span text:style-name="T3">- Input keyword into Search field </text:span><text:span text:style-name="T3">above action bar</text:span></text:p>
            <text:p><text:span text:style-name="T3">- Click </text:span><text:span text:style-name="T2">Quick Search</text:span></text:p>
            <text:p><text:span text:style-name="T3"/></text:p>
            <text:p><text:span text:style-name="T3"/></text:p>
          </table:table-cell>
          <table:table-cell office:value-type="string">
            <text:p>The result appears</text:p>
          </table:table-cell>
          <table:table-cell office:value-type="string">
            <text:p>Medium</text:p>
          </table:table-cell>
          <table:table-cell table:style-name="ce82" table:number-columns-repeated="4"/>
          <table:table-cell table:number-columns-repeated="243"/>
        </table:table-row>
        <table:table-row table:style-name="ro13">
          <table:table-cell table:formula="oooc:=IF(VALUE(MID([.F17];6;FIND(&quot;:&quot;;[.F17];1)-FIND(&quot; &quot;;[.F17];1)-1))&gt;VALUE(MID([.F16];6;FIND(&quot;:&quot;;[.F16];1)-FIND(&quot; &quot;;[.F16];1)-1));&quot;&quot;;MAX([.A$7:.A40])+1)" office:value-type="float" office:value="35">
            <text:p>035</text:p>
          </table:table-cell>
          <table:table-cell office:value-type="string">
            <text:p>SNF_ECMS_35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Search\Advanced</text:p>
          </table:table-cell>
          <table:table-cell table:style-name="ce56" office:value-type="string">
            <text:p>Advanced search</text:p>
          </table:table-cell>
          <table:table-cell table:style-name="ce56" office:value-type="string">
            <text:p>Step 1: Advanced search</text:p>
          </table:table-cell>
          <table:table-cell table:style-name="ce70" office:value-type="string">
            <text:p><text:span text:style-name="T17">Search </text:span></text:p>
            <text:p><text:span text:style-name="T18">- Click Saved Searched icon on </text:span><text:span text:style-name="T18">action bar</text:span></text:p>
            <text:p><text:span text:style-name="T18">- Click Advanced Search icon</text:span></text:p>
            <text:p><text:span text:style-name="T18">- Input Constraint to search </text:span></text:p>
            <text:p><text:span text:style-name="T18">- Click </text:span><text:span text:style-name="T17">Search</text:span><text:span text:style-name="T18"> button</text:span></text:p>
            <text:p><text:span text:style-name="T19"/></text:p>
          </table:table-cell>
          <table:table-cell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style-name="ce82" table:number-columns-repeated="4"/>
          <table:table-cell table:number-columns-repeated="243"/>
        </table:table-row>
        <table:table-row table:style-name="ro20">
          <table:table-cell table:formula="oooc:=IF(VALUE(MID([.F18];6;FIND(&quot;:&quot;;[.F18];1)-FIND(&quot; &quot;;[.F18];1)-1))&gt;VALUE(MID([.F17];6;FIND(&quot;:&quot;;[.F17];1)-FIND(&quot; &quot;;[.F17];1)-1));&quot;&quot;;MAX([.A$7:.A41])+1)" office:value-type="float" office:value="36">
            <text:p>036</text:p>
          </table:table-cell>
          <table:table-cell office:value-type="string">
            <text:p>SNF_ECMS_36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Search\Query</text:p>
          </table:table-cell>
          <table:table-cell table:style-name="ce56" office:value-type="string">
            <text:p>Manage query in Advanced search</text:p>
          </table:table-cell>
          <table:table-cell table:style-name="ce56" office:value-type="string">
            <text:p>Step 1: Manage query in Advanced search</text:p>
          </table:table-cell>
          <table:table-cell table:style-name="ce70" office:value-type="string">
            <text:p><text:span text:style-name="T5">Create a query</text:span></text:p>
            <text:p><text:span text:style-name="T6">- Go to New query tab</text:span></text:p>
            <text:p><text:span text:style-name="T6">- perform to create a query</text:span></text:p>
            <text:p><text:span text:style-name="T5">Execute a existed query</text:span></text:p>
            <text:p><text:span text:style-name="T6">- Go to Saved query</text:span></text:p>
            <text:p><text:span text:style-name="T6">- <text:s/>Click Execute <text:s/>icon of a save query</text:span></text:p>
            <text:p><text:span text:style-name="T5">Edit Query</text:span></text:p>
            <text:p><text:span text:style-name="T6">- Go to Saved query</text:span></text:p>
            <text:p><text:span text:style-name="T6">- Click on corresponding Edit icon of </text:span><text:span text:style-name="T6">a query</text:span></text:p>
            <text:p><text:span text:style-name="T6">- perform to edit the query</text:span></text:p>
            <text:p><text:span text:style-name="T5">Delete Query</text:span></text:p>
            <text:p><text:span text:style-name="T6">- Go to Saved query</text:span></text:p>
            <text:p><text:span text:style-name="T6">- Click on corresponding Delete icon </text:span><text:span text:style-name="T6">of a query</text:span></text:p>
            <text:p><text:span text:style-name="T6">- Click Ok</text:span></text:p>
          </table:table-cell>
          <table:table-cell office:value-type="string">
            <text:p>Query is created/edited/executed/Delete successfully</text:p>
          </table:table-cell>
          <table:table-cell office:value-type="string">
            <text:p>Medium</text:p>
          </table:table-cell>
          <table:table-cell table:style-name="ce82" table:number-columns-repeated="4"/>
          <table:table-cell table:number-columns-repeated="243"/>
        </table:table-row>
        <table:table-row table:style-name="ro16">
          <table:table-cell table:formula="oooc:=IF(VALUE(MID([.F19];6;FIND(&quot;:&quot;;[.F19];1)-FIND(&quot; &quot;;[.F19];1)-1))&gt;VALUE(MID([.F18];6;FIND(&quot;:&quot;;[.F18];1)-FIND(&quot; &quot;;[.F18];1)-1));&quot;&quot;;MAX([.A$7:.A42])+1)" office:value-type="float" office:value="37">
            <text:p>037</text:p>
          </table:table-cell>
          <table:table-cell office:value-type="string">
            <text:p>SNF_ECMS_37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View_Mode</text:p>
          </table:table-cell>
          <table:table-cell table:style-name="ce57" office:value-type="string">
            <text:p>Select view mode</text:p>
          </table:table-cell>
          <table:table-cell table:style-name="ce57" office:value-type="string">
            <text:p>Step 1: Select view mode</text:p>
          </table:table-cell>
          <table:table-cell table:style-name="ce45" office:value-type="string">
            <text:p>Switch views:</text:p>
            <text:p>- List view: view information of node</text:p>
            <text:p>- Thumbnail view: Check thumbnail images</text:p>
            <text:p>- Icon view: Check mime type icons</text:p>
            <text:p>- Coverflow view: Check image flow</text:p>
            <text:p>- Slide show</text:p>
            <text:p>- Timeline view</text:p>
          </table:table-cell>
          <table:table-cell office:value-type="string">
            <text:p>Display selected view properly</text:p>
          </table:table-cell>
          <table:table-cell office:value-type="string">
            <text:p>Medium</text:p>
          </table:table-cell>
          <table:table-cell table:style-name="ce82" table:number-columns-repeated="4"/>
          <table:table-cell table:number-columns-repeated="243"/>
        </table:table-row>
        <table:table-row table:style-name="ro14">
          <table:table-cell table:style-name="ce27" table:formula="oooc:=IF(VALUE(MID([.F44];6;FIND(&quot;:&quot;;[.F44];1)-FIND(&quot; &quot;;[.F44];1)-1))&gt;VALUE(MID([.F19];6;FIND(&quot;:&quot;;[.F19];1)-FIND(&quot; &quot;;[.F19];1)-1));&quot;&quot;;MAX([.A$7:.A43])+1)" office:value-type="float" office:value="38">
            <text:p>038</text:p>
          </table:table-cell>
          <table:table-cell table:style-name="ce34" office:value-type="string">
            <text:p>SNF_ECMS_38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Setting\Browsing_Preferences</text:p>
          </table:table-cell>
          <table:table-cell table:style-name="ce57" office:value-type="string">
            <text:p>Set up browsing Preferences</text:p>
          </table:table-cell>
          <table:table-cell table:style-name="ce57" office:value-type="string">
            <text:p>Step 1: Set up browsing Preferences</text:p>
          </table:table-cell>
          <table:table-cell table:style-name="ce45" office:value-type="string">
            <text:p>- Go to a driver</text:p>
            <text:p>- Click on “Set up your browsing preferences” icon</text:p>
            <text:p>- Perform to set up</text:p>
            <text:p>- Click Save </text:p>
          </table:table-cell>
          <table:table-cell office:value-type="string">
            <text:p>New Displaying is shown directly</text:p>
          </table:table-cell>
          <table:table-cell office:value-type="string">
            <text:p>Medium</text:p>
          </table:table-cell>
          <table:table-cell table:style-name="ce84" table:number-columns-repeated="247"/>
        </table:table-row>
        <table:table-row table:style-name="ro12">
          <table:table-cell table:formula="oooc:=IF(VALUE(MID([.F20];6;FIND(&quot;:&quot;;[.F20];1)-FIND(&quot; &quot;;[.F20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ECMS_39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Setting\Preference_Filter</text:p>
          </table:table-cell>
          <table:table-cell table:style-name="ce57" office:value-type="string">
            <text:p>Set up Preferences for quick filter</text:p>
          </table:table-cell>
          <table:table-cell table:style-name="ce57" office:value-type="string">
            <text:p>Step 1: Set up Preferences for quick filter</text:p>
          </table:table-cell>
          <table:table-cell table:style-name="ce71" office:value-type="string">
            <text:p>- Go to a driver</text:p>
            <text:p>- Click Set up preferences OR Set up filter preferences <text:s/>icon on left pane </text:p>
          </table:table-cell>
          <table:table-cell table:style-name="ce69" office:value-type="string">
            <text:p>Preferences setting form is shown, you can show/hide some <text:s/>filter her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5">
          <table:table-cell table:formula="oooc:=IF(VALUE(MID([.F21];6;FIND(&quot;:&quot;;[.F21];1)-FIND(&quot; &quot;;[.F21];1)-1))&gt;VALUE(MID([.F20];6;FIND(&quot;:&quot;;[.F20];1)-FIND(&quot; &quot;;[.F20];1)-1));&quot;&quot;;MAX([.A$7:.A45])+1)" office:value-type="float" office:value="40">
            <text:p>040</text:p>
          </table:table-cell>
          <table:table-cell office:value-type="string">
            <text:p>SNF_ECMS_40</text:p>
          </table:table-cell>
          <table:table-cell office:value-type="float" office:value="1">
            <text:p>001</text:p>
          </table:table-cell>
          <table:table-cell table:style-name="ce46" office:value-type="string">
            <text:p>ECMS\DMS\Setting\Quick_Filter</text:p>
          </table:table-cell>
          <table:table-cell table:style-name="ce57" office:value-type="string">
            <text:p>Quick Filter by Items/Type</text:p>
          </table:table-cell>
          <table:table-cell table:style-name="ce57" office:value-type="string">
            <text:p>Step 1: Quick Filter by Items/Type</text:p>
          </table:table-cell>
          <table:table-cell table:style-name="ce45" office:value-type="string">
            <text:p>- Go to a folder tree</text:p>
            <text:p>- Click on item/type which need filter</text:p>
          </table:table-cell>
          <table:table-cell office:value-type="string">
            <text:p>List all corresponding item/typ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5">
          <table:table-cell table:formula="oooc:=IF(VALUE(MID([.F22];6;FIND(&quot;:&quot;;[.F22];1)-FIND(&quot; &quot;;[.F22];1)-1))&gt;VALUE(MID([.F21];6;FIND(&quot;:&quot;;[.F21];1)-FIND(&quot; &quot;;[.F21];1)-1));&quot;&quot;;MAX([.A$7:.A46])+1)" office:value-type="float" office:value="41">
            <text:p>041</text:p>
          </table:table-cell>
          <table:table-cell office:value-type="string">
            <text:p>SNF_ECMS_41</text:p>
          </table:table-cell>
          <table:table-cell office:value-type="float" office:value="1">
            <text:p>001</text:p>
          </table:table-cell>
          <table:table-cell office:value-type="string">
            <text:p>ECMS\DMS\Clipboard</text:p>
          </table:table-cell>
          <table:table-cell table:style-name="ce56" office:value-type="string">
            <text:p>Manage Clipboard (Paste/Delete)</text:p>
          </table:table-cell>
          <table:table-cell table:style-name="ce56" office:value-type="string">
            <text:p>Step 1: Manage Clipboard (Paste/Delete)</text:p>
          </table:table-cell>
          <table:table-cell table:style-name="ce45" office:value-type="string">
            <text:p><text:span text:style-name="T2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2">Delete Action</text:span></text:p>
            <text:p><text:span text:style-name="T2">- </text:span><text:span text:style-name="T4">Click corresponding Delete icon of a </text:span><text:span text:style-name="T4">action</text:span></text:p>
          </table:table-cell>
          <table:table-cell office:value-type="string">
            <text:p>Clipboard pane is shown . You can cut/copy a node to selected node</text:p>
            <text:p>-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3];6;FIND(&quot;:&quot;;[.F23];1)-FIND(&quot; &quot;;[.F23];1)-1))&gt;VALUE(MID([.F22];6;FIND(&quot;:&quot;;[.F22];1)-FIND(&quot; &quot;;[.F22];1)-1));&quot;&quot;;MAX([.A$7:.A47])+1)" office:value-type="float" office:value="42">
            <text:p>042</text:p>
          </table:table-cell>
          <table:table-cell office:value-type="string">
            <text:p>SNF_ECMS_42</text:p>
          </table:table-cell>
          <table:table-cell office:value-type="float" office:value="1">
            <text:p>001</text:p>
          </table:table-cell>
          <table:table-cell office:value-type="string">
            <text:p>ECMS\DMS\ADM\Folksonomy</text:p>
          </table:table-cell>
          <table:table-cell table:style-name="ce58" office:value-type="string">
            <text:p>Manage Folksonomy (Add/Edit/Delete)</text:p>
          </table:table-cell>
          <table:table-cell table:style-name="ce58" office:value-type="string">
            <text:p>Step 1: Manage Folksonomy (Add/Edit/Delete)</text:p>
          </table:table-cell>
          <table:table-cell table:style-name="ce72" office:value-type="string">
            <text:p><text:span text:style-name="T16">Create new Floksonomy</text:span></text:p>
            <text:p><text:span text:style-name="T6">- Go to Site </text:span><text:span text:style-name="T6">Administration/Ontologies/Manage </text:span><text:span text:style-name="T6">Folksonomy</text:span></text:p>
            <text:p><text:span text:style-name="T6">- Click on Add style button </text:span></text:p>
            <text:p><text:span text:style-name="T6">- Input required field</text:span></text:p>
            <text:p><text:span text:style-name="T6">- Click Update</text:span></text:p>
            <text:p><text:span text:style-name="T16">Edit a folksonomy</text:span></text:p>
            <text:p><text:span text:style-name="T3">- Click corresponding Edit icon <text:s/>with </text:span><text:span text:style-name="T3">folksonomy you want to edit</text:span></text:p>
            <text:p><text:span text:style-name="T3">- Put new value</text:span></text:p>
            <text:p><text:span text:style-name="T3">- Click Update button</text:span></text:p>
            <text:p><text:span text:style-name="T2">Delete Floksonomy</text:span></text:p>
            <text:p><text:span text:style-name="T11">- Click corresponding Delete icon <text:s/></text:span><text:span text:style-name="T11">with folksonomy you want to delete</text:span></text:p>
            <text:p><text:span text:style-name="T11">- Click OK</text:span></text:p>
          </table:table-cell>
          <table:table-cell table:style-name="ce20" office:value-type="string">
            <text:p>Folksonomy is Created/edited/Delet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formula="oooc:=IF(VALUE(MID([.F24];6;FIND(&quot;:&quot;;[.F24];1)-FIND(&quot; &quot;;[.F24];1)-1))&gt;VALUE(MID([.F23];6;FIND(&quot;:&quot;;[.F23];1)-FIND(&quot; &quot;;[.F23];1)-1));&quot;&quot;;MAX([.A$7:.A48])+1)" office:value-type="float" office:value="43">
            <text:p>043</text:p>
          </table:table-cell>
          <table:table-cell office:value-type="string">
            <text:p>SNF_ECMS_43</text:p>
          </table:table-cell>
          <table:table-cell office:value-type="float" office:value="1">
            <text:p>001</text:p>
          </table:table-cell>
          <table:table-cell office:value-type="string">
            <text:p>ECMS\DMS\ADM\Taxonomy</text:p>
          </table:table-cell>
          <table:table-cell table:style-name="ce58" office:value-type="string">
            <text:p>Manage Taxonomy Tree (Add/Edit/Delete)</text:p>
          </table:table-cell>
          <table:table-cell table:style-name="ce58" office:value-type="string">
            <text:p>Step 1: Manage Taxonomy Tree (Add/Edit/Delete)</text:p>
          </table:table-cell>
          <table:table-cell table:style-name="ce73" office:value-type="string">
            <text:p><text:span text:style-name="T2">Create new taxonomy tree</text:span></text:p>
            <text:p><text:span text:style-name="T6">- Go to Site </text:span><text:span text:style-name="T6">Administration/Ontologies/Manage </text:span><text:span text:style-name="T6">Taxonomy trees</text:span></text:p>
            <text:p><text:span text:style-name="T6">- Click on Add Taxonomy tree button</text:span></text:p>
            <text:p><text:span text:style-name="T6">- Input required field</text:span></text:p>
            <text:p>- Add/copy/cut/paste/delete category in taxonomy tree</text:p>
            <text:p><text:span text:style-name="T2">Edit The Taxonomy tree</text:span></text:p>
            <text:p><text:span text:style-name="T11">- Click Edit icon corresponding with </text:span><text:span text:style-name="T11">taxonomy tree you want to edit</text:span></text:p>
            <text:p><text:span text:style-name="T11">- Perform to edit</text:span></text:p>
            <text:p><text:span text:style-name="T5">Delete Taxonomy</text:span></text:p>
            <text:p><text:span text:style-name="T11">- Click corresponding Delete icon <text:s/></text:span><text:span text:style-name="T11">with taxonomy tree you want to edit</text:span></text:p>
            <text:p><text:span text:style-name="T11">- Click OK</text:span></text:p>
          </table:table-cell>
          <table:table-cell table:style-name="ce73" office:value-type="string">
            <text:p>The Taxonomy is created/edited/dele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27" table:formula="oooc:=IF(VALUE(MID([.F50];6;FIND(&quot;:&quot;;[.F50];1)-FIND(&quot; &quot;;[.F50];1)-1))&gt;VALUE(MID([.F24];6;FIND(&quot;:&quot;;[.F24];1)-FIND(&quot; &quot;;[.F24];1)-1));&quot;&quot;;MAX([.A$7:.A49])+1)" office:value-type="float" office:value="44">
            <text:p>044</text:p>
          </table:table-cell>
          <table:table-cell table:style-name="ce34" office:value-type="string">
            <text:p>SNF_ECMS_44</text:p>
          </table:table-cell>
          <table:table-cell office:value-type="float" office:value="1">
            <text:p>001</text:p>
          </table:table-cell>
          <table:table-cell office:value-type="string">
            <text:p>ECMS\DMS\ADM\Template</text:p>
          </table:table-cell>
          <table:table-cell table:style-name="ce58" office:value-type="string">
            <text:p>Manage Template(Add/Edit/Delete)</text:p>
          </table:table-cell>
          <table:table-cell table:style-name="ce58" office:value-type="string">
            <text:p>Step 1: Manage Template(Add/Edit/Delete)</text:p>
          </table:table-cell>
          <table:table-cell table:style-name="ce72" office:value-type="string">
            <text:p><text:span text:style-name="T16">Create new template when put </text:span><text:span text:style-name="T16">valid value in fields</text:span></text:p>
            <text:p><text:span text:style-name="T6">- Go to Site Administration/Content </text:span><text:span text:style-name="T6">Presentation/Manage Templates</text:span></text:p>
            <text:p><text:span text:style-name="T3">- Click Add button </text:span></text:p>
            <text:p><text:span text:style-name="T3">- Put value in required fields</text:span></text:p>
            <text:p><text:span text:style-name="T3">- Click Save button</text:span></text:p>
            <text:p><text:span text:style-name="T2">Edit template : </text:span></text:p>
            <text:p><text:span text:style-name="T4">- Click on corresponding Edit icon of </text:span><text:span text:style-name="T4">template you want to edit</text:span></text:p>
            <text:p><text:span text:style-name="T4">- perform to edit The tempate</text:span></text:p>
            <text:p><text:span text:style-name="T4">- Click Save button</text:span></text:p>
            <text:p><text:span text:style-name="T4">Delete Template</text:span></text:p>
            <text:p><text:span text:style-name="T6">- Click on corresponding Delete icon </text:span><text:span text:style-name="T6">of template you want to delete</text:span></text:p>
            <text:p><text:span text:style-name="T6">- Click Ok</text:span></text:p>
          </table:table-cell>
          <table:table-cell table:style-name="ce20" office:value-type="string">
            <text:p>- A new template is created successfully</text:p>
            <text:p>- Template is edited</text:p>
          </table:table-cell>
          <table:table-cell office:value-type="string">
            <text:p>Medium</text:p>
          </table:table-cell>
          <table:table-cell table:style-name="ce84" table:number-columns-repeated="247"/>
        </table:table-row>
        <table:table-row table:style-name="ro23">
          <table:table-cell table:formula="oooc:=IF(VALUE(MID([.F25];6;FIND(&quot;:&quot;;[.F25];1)-FIND(&quot; &quot;;[.F25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ECMS_45</text:p>
          </table:table-cell>
          <table:table-cell office:value-type="float" office:value="1">
            <text:p>001</text:p>
          </table:table-cell>
          <table:table-cell office:value-type="string">
            <text:p>ECMS\DMS\ADM\Metadata</text:p>
          </table:table-cell>
          <table:table-cell table:style-name="ce58" office:value-type="string">
            <text:p>Manage Metadata(View/Edit/Delete)</text:p>
          </table:table-cell>
          <table:table-cell table:style-name="ce58" office:value-type="string">
            <text:p>Step 1: Manage Metadata(View/Edit/Delete)</text:p>
          </table:table-cell>
          <table:table-cell table:style-name="ce20" office:value-type="string">
            <text:p><text:span text:style-name="T6">- Go to Site Administration/Content </text:span><text:span text:style-name="T6">Presentation/Manage Metadata</text:span></text:p>
            <text:p><text:span text:style-name="T2">View Metadata</text:span></text:p>
            <text:p><text:span text:style-name="T2">- </text:span><text:span text:style-name="T4">Click corresponding View icon of </text:span><text:span text:style-name="T4">Metadata you want to View</text:span></text:p>
            <text:p><text:span text:style-name="T2">Edit Metadata</text:span></text:p>
            <text:p><text:span text:style-name="T5">- </text:span><text:span text:style-name="T6">Click corresponding Edit icon of </text:span><text:span text:style-name="T6">Metadata you want to edit</text:span></text:p>
            <text:p><text:span text:style-name="T6">- Perform to edit</text:span></text:p>
            <text:p><text:span text:style-name="T6">- Click Apply</text:span></text:p>
            <text:p><text:span text:style-name="T2">Delete Metadata</text:span></text:p>
            <text:p><text:span text:style-name="T5">- </text:span><text:span text:style-name="T6">Click corresponding Delete icon of </text:span><text:span text:style-name="T6">Metadata you want to delete</text:span></text:p>
          </table:table-cell>
          <table:table-cell table:style-name="ce20"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1">
          <table:table-cell table:formula="oooc:=IF(VALUE(MID([.F26];6;FIND(&quot;:&quot;;[.F26];1)-FIND(&quot; &quot;;[.F26];1)-1))&gt;VALUE(MID([.F25];6;FIND(&quot;:&quot;;[.F25];1)-FIND(&quot; &quot;;[.F25];1)-1));&quot;&quot;;MAX([.A$7:.A51])+1)" office:value-type="float" office:value="46">
            <text:p>046</text:p>
          </table:table-cell>
          <table:table-cell office:value-type="string">
            <text:p>SNF_ECMS_46</text:p>
          </table:table-cell>
          <table:table-cell office:value-type="float" office:value="1">
            <text:p>001</text:p>
          </table:table-cell>
          <table:table-cell office:value-type="string">
            <text:p>ECMS\DMS\ADM\View</text:p>
          </table:table-cell>
          <table:table-cell table:style-name="ce58" office:value-type="string">
            <text:p>Manage Views(Add/View/Edit/Delete)</text:p>
          </table:table-cell>
          <table:table-cell table:style-name="ce58" office:value-type="string">
            <text:p>Step 1: Manage Views(Add/View/Edit/Delete)</text:p>
          </table:table-cell>
          <table:table-cell table:style-name="ce20" office:value-type="string">
            <text:p><text:span text:style-name="T2">Create new view</text:span></text:p>
            <text:p><text:span text:style-name="T6">- Go to Site Administration/Content </text:span><text:span text:style-name="T6">Presentation/Manage Views</text:span><text:span text:style-name="T2"> </text:span></text:p>
            <text:p>- Select View tab</text:p>
            <text:p>- Click Add View button</text:p>
            <text:p>- Put value in required field</text:p>
            <text:p>- Click Save button</text:p>
            <text:p><text:span text:style-name="T2">View </text:span></text:p>
            <text:p><text:span text:style-name="T4">- Click on corresponding View icon of </text:span><text:span text:style-name="T4">View you want to view</text:span></text:p>
            <text:p><text:span text:style-name="T2">Edit a View</text:span></text:p>
            <text:p><text:span text:style-name="T6">- Click on corresponding Edit icon of </text:span><text:span text:style-name="T6">View you want to edit</text:span></text:p>
            <text:p><text:span text:style-name="T6">- Perform to edit</text:span></text:p>
            <text:p><text:span text:style-name="T5">Delete a view</text:span></text:p>
            <text:p>- Click Delete icon on The View</text:p>
            <text:p>- Click OK on confirm message</text:p>
          </table:table-cell>
          <table:table-cell table:style-name="ce20" office:value-type="string">
            <text:p>- A new view is created successfully</text:p>
            <text:p>- View is edited</text:p>
            <text:p>- View is deleted</text:p>
          </table:table-cell>
          <table:table-cell table:style-name="ce22" office:value-type="string">
            <text:p>High</text:p>
          </table:table-cell>
          <table:table-cell table:number-columns-repeated="247"/>
        </table:table-row>
        <table:table-row table:style-name="ro18">
          <table:table-cell table:formula="oooc:=IF(VALUE(MID([.F27];6;FIND(&quot;:&quot;;[.F27];1)-FIND(&quot; &quot;;[.F27];1)-1))&gt;VALUE(MID([.F26];6;FIND(&quot;:&quot;;[.F26];1)-FIND(&quot; &quot;;[.F26];1)-1));&quot;&quot;;MAX([.A$7:.A52])+1)" office:value-type="float" office:value="47">
            <text:p>047</text:p>
          </table:table-cell>
          <table:table-cell office:value-type="string">
            <text:p>SNF_ECMS_47</text:p>
          </table:table-cell>
          <table:table-cell office:value-type="float" office:value="1">
            <text:p>001</text:p>
          </table:table-cell>
          <table:table-cell office:value-type="string">
            <text:p>ECMS\DMS\ADM\Drive</text:p>
          </table:table-cell>
          <table:table-cell table:style-name="ce58" office:value-type="string">
            <text:p>Manage Drive(Add/Edit/Delete)</text:p>
          </table:table-cell>
          <table:table-cell table:style-name="ce58" office:value-type="string">
            <text:p>Step 1: Manage Drive(Add/Edit/Delete)</text:p>
          </table:table-cell>
          <table:table-cell table:style-name="ce20" office:value-type="string">
            <text:p><text:span text:style-name="T2">Create new drive </text:span></text:p>
            <text:p><text:span text:style-name="T6">- Go to Administration/Content </text:span><text:span text:style-name="T6">Presentation/Manage Drivers</text:span></text:p>
            <text:p>- Click on Add Drive button </text:p>
            <text:p>- Put value in required field</text:p>
            <text:p>- Click Save button</text:p>
            <text:p><text:span text:style-name="T2">Edit a drive</text:span></text:p>
            <text:p>- Open 1 drive to edit</text:p>
            <text:p>- Edit properties</text:p>
            <text:p><text:span text:style-name="T2">Delete a drive</text:span></text:p>
            <text:p>- Click Delete icon on a drive</text:p>
            <text:p>- Click OK on confirm message</text:p>
          </table:table-cell>
          <table:table-cell table:style-name="ce20" office:value-type="string">
            <text:p>- A drive is created successfully, when go to Site Explorer , you can see new driver</text:p>
            <text:p>- Drive is edited</text:p>
            <text:p>- Drive is deleted</text:p>
          </table:table-cell>
          <table:table-cell table:style-name="ce22" office:value-type="string">
            <text:p>High</text:p>
          </table:table-cell>
          <table:table-cell table:number-columns-repeated="247"/>
        </table:table-row>
        <table:table-row table:style-name="ro14">
          <table:table-cell table:formula="oooc:=IF(VALUE(MID([.F28];6;FIND(&quot;:&quot;;[.F28];1)-FIND(&quot; &quot;;[.F28];1)-1))&gt;VALUE(MID([.F27];6;FIND(&quot;:&quot;;[.F27];1)-FIND(&quot; &quot;;[.F27];1)-1));&quot;&quot;;MAX([.A$7:.A53])+1)" office:value-type="float" office:value="48">
            <text:p>048</text:p>
          </table:table-cell>
          <table:table-cell office:value-type="string">
            <text:p>SNF_ECMS_48</text:p>
          </table:table-cell>
          <table:table-cell office:value-type="float" office:value="1">
            <text:p>001</text:p>
          </table:table-cell>
          <table:table-cell office:value-type="string">
            <text:p>ECMS\DMS\ADM\Namespace</text:p>
          </table:table-cell>
          <table:table-cell table:style-name="ce58" office:value-type="string">
            <text:p>Namespace registry</text:p>
          </table:table-cell>
          <table:table-cell table:style-name="ce58" office:value-type="string">
            <text:p>Step 1: Namespace registry</text:p>
          </table:table-cell>
          <table:table-cell table:style-name="ce20" office:value-type="string">
            <text:p><text:span text:style-name="T6">- Go to Administration/Types of </text:span><text:span text:style-name="T6">Content/Namespace Registry</text:span></text:p>
            <text:p>- Click on Register button </text:p>
            <text:p>- Put value in required fields</text:p>
            <text:p>- Click Save button </text:p>
          </table:table-cell>
          <table:table-cell table:style-name="ce20" office:value-type="string">
            <text:p>New namespace is registed successfully.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9">
          <table:table-cell table:formula="oooc:=IF(VALUE(MID([.F29];6;FIND(&quot;:&quot;;[.F29];1)-FIND(&quot; &quot;;[.F29];1)-1))&gt;VALUE(MID([.F28];6;FIND(&quot;:&quot;;[.F28];1)-FIND(&quot; &quot;;[.F28];1)-1));&quot;&quot;;MAX([.A$7:.A54])+1)" office:value-type="float" office:value="49">
            <text:p>049</text:p>
          </table:table-cell>
          <table:table-cell office:value-type="string">
            <text:p>SNF_ECMS_49</text:p>
          </table:table-cell>
          <table:table-cell office:value-type="float" office:value="1">
            <text:p>001</text:p>
          </table:table-cell>
          <table:table-cell table:style-name="ce47" office:value-type="string">
            <text:p>ECMS\DMS\ADM\Node_Type</text:p>
          </table:table-cell>
          <table:table-cell table:style-name="ce58" office:value-type="string">
            <text:p>Manage Node types(Add/View)</text:p>
          </table:table-cell>
          <table:table-cell table:style-name="ce58" office:value-type="string">
            <text:p>Step 1: Manage Node types(Add/View)</text:p>
          </table:table-cell>
          <table:table-cell table:style-name="ce20" office:value-type="string">
            <text:p><text:span text:style-name="T2">Add new node type</text:span></text:p>
            <text:p><text:span text:style-name="T6">- Go to Administration/Types of </text:span><text:span text:style-name="T6">Content/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2">View Node type</text:span></text:p>
            <text:p>- Click on <text:s/>corresponding View icon of Node Type</text:p>
            <text:p/>
          </table:table-cell>
          <table:table-cell table:style-name="ce20" office:value-type="string">
            <text:p>New node type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8">
          <table:table-cell table:formula="oooc:=IF(VALUE(MID([.F30];6;FIND(&quot;:&quot;;[.F30];1)-FIND(&quot; &quot;;[.F30];1)-1))&gt;VALUE(MID([.F29];6;FIND(&quot;:&quot;;[.F29];1)-FIND(&quot; &quot;;[.F29];1)-1));&quot;&quot;;MAX([.A$7:.A55])+1)" office:value-type="float" office:value="50">
            <text:p>050</text:p>
          </table:table-cell>
          <table:table-cell office:value-type="string">
            <text:p>SNF_ECMS_50</text:p>
          </table:table-cell>
          <table:table-cell office:value-type="float" office:value="1">
            <text:p>001</text:p>
          </table:table-cell>
          <table:table-cell office:value-type="string">
            <text:p>ECMS\DMS\ADM\Query</text:p>
          </table:table-cell>
          <table:table-cell table:style-name="ce58" office:value-type="string">
            <text:p>Manage Query(Add/Edit/Delete)</text:p>
          </table:table-cell>
          <table:table-cell table:style-name="ce58" office:value-type="string">
            <text:p>Step 1: Manage Query(Add/Edit/Delete)</text:p>
          </table:table-cell>
          <table:table-cell table:style-name="ce20" office:value-type="string">
            <text:p><text:span text:style-name="T2">Add a query</text:span></text:p>
            <text:p><text:span text:style-name="T6">- Go to Administration/Advanced </text:span><text:span text:style-name="T6">configuration/manage Queries</text:span></text:p>
            <text:p><text:span text:style-name="T6">- Click on Add Query button</text:span></text:p>
            <text:p><text:span text:style-name="T6">- Input all required field</text:span></text:p>
            <text:p><text:span text:style-name="T6">- Click Save</text:span></text:p>
            <text:p><text:span text:style-name="T5">Edit Query</text:span></text:p>
            <text:p><text:span text:style-name="T5">- </text:span><text:span text:style-name="T6">Click on Edit this query of a query, </text:span><text:span text:style-name="T6">perform to edit</text:span></text:p>
            <text:p><text:span text:style-name="T5">Delete Query</text:span></text:p>
            <text:p><text:span text:style-name="T5">- </text:span><text:span text:style-name="T6">Click on Delete this query icon of a </text:span><text:span text:style-name="T6">query</text:span></text:p>
            <text:p><text:span text:style-name="T6">- Click Ok to confirm </text:span></text:p>
          </table:table-cell>
          <table:table-cell table:style-name="ce20" office:value-type="string">
            <text:p>The query is added/edited/Deleted successfully</text:p>
          </table:table-cell>
          <table:table-cell table:style-name="ce22"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31];6;FIND(&quot;:&quot;;[.F31];1)-FIND(&quot; &quot;;[.F31];1)-1))&gt;VALUE(MID([.F30];6;FIND(&quot;:&quot;;[.F30];1)-FIND(&quot; &quot;;[.F30];1)-1));&quot;&quot;;MAX([.A$7:.A56])+1)" office:value-type="float" office:value="51">
            <text:p>051</text:p>
          </table:table-cell>
          <table:table-cell office:value-type="string">
            <text:p>SNF_ECMS_51</text:p>
          </table:table-cell>
          <table:table-cell office:value-type="float" office:value="1">
            <text:p>001</text:p>
          </table:table-cell>
          <table:table-cell office:value-type="string">
            <text:p>ECMS\DMS\ADM\Script</text:p>
          </table:table-cell>
          <table:table-cell table:style-name="ce58" office:value-type="string">
            <text:p>Manage Script(Add/Edit/Delete)</text:p>
          </table:table-cell>
          <table:table-cell table:style-name="ce58" office:value-type="string">
            <text:p>Step 1: Manage Script(Add/Edit/Delete)</text:p>
          </table:table-cell>
          <table:table-cell table:style-name="ce20" office:value-type="string">
            <text:p><text:span text:style-name="T2">Create script</text:span></text:p>
            <text:p><text:span text:style-name="T6">- Go to Administration/Advanced </text:span><text:span text:style-name="T6">configuration/Manage script</text:span></text:p>
            <text:p><text:span text:style-name="T4">- Click Add button and input </text:span><text:span text:style-name="T4">information for new scrip</text:span></text:p>
            <text:p>- Click Save</text:p>
            <text:p><text:span text:style-name="T2">Edit script</text:span></text:p>
            <text:p><text:span text:style-name="T5">- </text:span><text:span text:style-name="T6">Click on Edit <text:s/>of a Script, perform to </text:span><text:span text:style-name="T6">edit</text:span></text:p>
            <text:p><text:span text:style-name="T2">Delete script</text:span></text:p>
            <text:p><text:span text:style-name="T2">- </text:span><text:span text:style-name="T4">Click on Delete icon of a script</text:span></text:p>
            <text:p><text:span text:style-name="T4">- Click OK to confirm</text:span></text:p>
          </table:table-cell>
          <table:table-cell table:style-name="ce20"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4">
          <table:table-cell table:formula="oooc:=IF(VALUE(MID([.F32];6;FIND(&quot;:&quot;;[.F32];1)-FIND(&quot; &quot;;[.F32];1)-1))&gt;VALUE(MID([.F31];6;FIND(&quot;:&quot;;[.F31];1)-FIND(&quot; &quot;;[.F31];1)-1));&quot;&quot;;MAX([.A$7:.A57])+1)" office:value-type="float" office:value="52">
            <text:p>052</text:p>
          </table:table-cell>
          <table:table-cell office:value-type="string">
            <text:p>SNF_ECMS_52</text:p>
          </table:table-cell>
          <table:table-cell office:value-type="float" office:value="1">
            <text:p>001</text:p>
          </table:table-cell>
          <table:table-cell office:value-type="string">
            <text:p>ECMS\DMS\ADM\Action</text:p>
          </table:table-cell>
          <table:table-cell table:style-name="ce58" office:value-type="string">
            <text:p>Manage Action</text:p>
          </table:table-cell>
          <table:table-cell table:style-name="ce58" office:value-type="string">
            <text:p>Step 1: Manage Action</text:p>
          </table:table-cell>
          <table:table-cell table:style-name="ce74" office:value-type="string">
            <text:p><text:span text:style-name="T19">- Go to Administration/Advanced </text:span><text:span text:style-name="T19">configuration/Manage Action</text:span></text:p>
            <text:p><text:span text:style-name="T19">- Click on Add button</text:span></text:p>
            <text:p><text:span text:style-name="T19">- Input required fields</text:span></text:p>
            <text:p><text:span text:style-name="T19">- Click Save</text:span></text:p>
          </table:table-cell>
          <table:table-cell table:style-name="ce20"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 table:number-rows-repeated="26">
          <table:table-cell table:style-name="ce28"/>
          <table:table-cell table:style-name="ce35"/>
          <table:table-cell table:style-name="ce42"/>
          <table:table-cell table:style-name="Default"/>
          <table:table-cell table:number-columns-repeated="3"/>
          <table:table-cell table:style-name="Default" table:number-columns-repeated="2"/>
          <table:table-cell table:number-columns-repeated="247"/>
        </table:table-row>
        <table:table-row table:style-name="ro7" table:number-rows-repeated="10">
          <table:table-cell table:style-name="ce23"/>
          <table:table-cell table:style-name="ce36"/>
          <table:table-cell table:style-name="ce23"/>
          <table:table-cell table:style-name="ce36" table:number-columns-repeated="253"/>
        </table:table-row>
        <table:table-row table:style-name="ro7">
          <table:table-cell table:style-name="ce23"/>
          <table:table-cell table:style-name="ce36"/>
          <table:table-cell table:style-name="ce23"/>
          <table:table-cell table:style-name="ce36" table:number-columns-repeated="253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89"/>
        <table:table-column table:style-name="co13" table:default-cell-style-name="ce92"/>
        <table:table-column table:style-name="co14" table:default-cell-style-name="ce94"/>
        <table:table-column table:style-name="co15" table:default-cell-style-name="ce93"/>
        <table:table-column table:style-name="co16" table:default-cell-style-name="ce98"/>
        <table:table-column table:style-name="co17" table:default-cell-style-name="ce104"/>
        <table:table-row table:style-name="ro7">
          <table:table-cell table:style-name="ce87" office:value-type="string" table:number-columns-spanned="5" table:number-rows-spanned="2">
            <text:p><text:s/>Functionality List</text:p>
            <text:p><text:span text:style-name="T20">Product version: </text:span></text:p>
          </table:table-cell>
          <table:covered-table-cell table:number-columns-repeated="4" table:style-name="ce91"/>
          <table:table-cell table:style-name="ce4" office:value-type="string" table:number-columns-spanned="1" table:number-rows-spanned="3">
            <text:p>Total cases</text:p>
          </table:table-cell>
        </table:table-row>
        <table:table-row table:style-name="ro24">
          <table:covered-table-cell table:style-name="ce88"/>
          <table:covered-table-cell table:number-columns-repeated="4" table:style-name="ce91"/>
          <table:covered-table-cell table:style-name="ce103"/>
        </table:table-row>
        <table:table-row table:style-name="ro5">
          <table:table-cell table:style-name="ce2" office:value-type="string">
            <text:p>Id</text:p>
          </table:table-cell>
          <table:table-cell table:style-name="ce4" office:value-type="string">
            <text:p>Portlet</text:p>
          </table:table-cell>
          <table:table-cell table:style-name="ce4" office:value-type="string">
            <text:p>Functional Group</text:p>
          </table:table-cell>
          <table:table-cell table:style-name="ce4" office:value-type="string">
            <text:p>Functionality</text:p>
          </table:table-cell>
          <table:table-cell table:style-name="ce4" office:value-type="string">
            <text:p>Functionality summary</text:p>
          </table:table-cell>
          <table:covered-table-cell table:style-name="ce103"/>
        </table:table-row>
        <table:table-row table:style-name="ro5">
          <table:table-cell office:value-type="string">
            <text:p>SNF_ECMS_0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95" office:value-type="string">
            <text:p>Create new Single Content Viewer page</text:p>
          </table:table-cell>
          <table:table-cell table:formula="oooc:=SUMPRODUCT(([SniffTest.B$5:SniffTest.B$936]=[.$A4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2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95" office:value-type="string">
            <text:p>Create new Content List viewer page with mode “By Folder”</text:p>
          </table:table-cell>
          <table:table-cell table:formula="oooc:=SUMPRODUCT(([SniffTest.B$5:SniffTest.B$936]=[.$A5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3</text:p>
          </table:table-cell>
          <table:table-cell office:value-type="string">
            <text:p>CLV</text:p>
          </table:table-cell>
          <table:table-cell office:value-type="string">
            <text:p>WCM</text:p>
          </table:table-cell>
          <table:table-cell office:value-type="string">
            <text:p>Add</text:p>
          </table:table-cell>
          <table:table-cell table:style-name="ce95" office:value-type="string">
            <text:p>Create new Content List Viewer page with mode “By Contents”</text:p>
          </table:table-cell>
          <table:table-cell table:formula="oooc:=SUMPRODUCT(([SniffTest.B$5:SniffTest.B$936]=[.$A6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4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SCV</text:p>
          </table:table-cell>
          <table:table-cell table:style-name="ce95" office:value-type="string">
            <text:p>Edit Single Content Viewer (Banner, Footer...) in Overview page</text:p>
          </table:table-cell>
          <table:table-cell table:formula="oooc:=SUMPRODUCT(([SniffTest.B$5:SniffTest.B$936]=[.$A7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5</text:p>
          </table:table-cell>
          <table:table-cell office:value-type="string">
            <text:p>SCV_CLV</text:p>
          </table:table-cell>
          <table:table-cell office:value-type="string">
            <text:p>WCM</text:p>
          </table:table-cell>
          <table:table-cell office:value-type="string">
            <text:p>Edit CLV</text:p>
          </table:table-cell>
          <table:table-cell table:style-name="ce95" office:value-type="string">
            <text:p>Edit Content List Viewer (Documents, Last news …)</text:p>
          </table:table-cell>
          <table:table-cell table:formula="oooc:=SUMPRODUCT(([SniffTest.B$5:SniffTest.B$936]=[.$A8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6</text:p>
          </table:table-cell>
          <table:table-cell table:style-name="ce93" office:value-type="string">
            <text:p>Search</text:p>
          </table:table-cell>
          <table:table-cell office:value-type="string">
            <text:p>WCM</text:p>
          </table:table-cell>
          <table:table-cell office:value-type="string">
            <text:p>Search</text:p>
          </table:table-cell>
          <table:table-cell table:style-name="ce95" office:value-type="string">
            <text:p>Search content of document/page </text:p>
          </table:table-cell>
          <table:table-cell table:formula="oooc:=SUMPRODUCT(([SniffTest.B$5:SniffTest.B$936]=[.$A9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7</text:p>
          </table:table-cell>
          <table:table-cell table:style-name="ce9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Un_public content</text:p>
          </table:table-cell>
          <table:table-cell table:style-name="ce97" office:value-type="string">
            <text:p>Show draft content from page</text:p>
          </table:table-cell>
          <table:table-cell table:formula="oooc:=SUMPRODUCT(([SniffTest.B$5:SniffTest.B$936]=[.$A10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08</text:p>
          </table:table-cell>
          <table:table-cell table:style-name="ce93" office:value-type="string">
            <text:p>Site_Explorer</text:p>
          </table:table-cell>
          <table:table-cell office:value-type="string">
            <text:p>WCM</text:p>
          </table:table-cell>
          <table:table-cell office:value-type="string">
            <text:p>Public content</text:p>
          </table:table-cell>
          <table:table-cell table:style-name="ce97" office:value-type="string">
            <text:p>Show public content from page</text:p>
          </table:table-cell>
          <table:table-cell table:formula="oooc:=SUMPRODUCT(([SniffTest.B$5:SniffTest.B$936]=[.$A11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09</text:p>
          </table:table-cell>
          <table:table-cell table:style-name="ce93" office:value-type="string">
            <text:p>Manage_Page</text:p>
          </table:table-cell>
          <table:table-cell office:value-type="string">
            <text:p>WCM</text:p>
          </table:table-cell>
          <table:table-cell office:value-type="string">
            <text:p>Manage page</text:p>
          </table:table-cell>
          <table:table-cell table:style-name="ce95" office:value-type="string">
            <text:p>Add/Edit/Delete page from Page Management</text:p>
          </table:table-cell>
          <table:table-cell table:formula="oooc:=SUMPRODUCT(([SniffTest.B$5:SniffTest.B$936]=[.$A12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10</text:p>
          </table:table-cell>
          <table:table-cell table:style-name="ce93" office:value-type="string">
            <text:p>Manage_Portal</text:p>
          </table:table-cell>
          <table:table-cell office:value-type="string">
            <text:p>WCM</text:p>
          </table:table-cell>
          <table:table-cell office:value-type="string">
            <text:p>Manage portal</text:p>
          </table:table-cell>
          <table:table-cell table:style-name="ce95" office:value-type="string">
            <text:p>Create/edit/delete a portal (site)</text:p>
          </table:table-cell>
          <table:table-cell table:formula="oooc:=SUMPRODUCT(([SniffTest.B$5:SniffTest.B$936]=[.$A13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1</text:p>
          </table:table-cell>
          <table:table-cell table:style-name="ce9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category</text:p>
          </table:table-cell>
          <table:table-cell table:style-name="ce95" office:value-type="string">
            <text:p>Create/edit/delete a category</text:p>
          </table:table-cell>
          <table:table-cell table:formula="oooc:=SUMPRODUCT(([SniffTest.B$5:SniffTest.B$936]=[.$A14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2</text:p>
          </table:table-cell>
          <table:table-cell table:style-name="ce9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subscription</text:p>
          </table:table-cell>
          <table:table-cell table:style-name="ce95" office:value-type="string">
            <text:p>Create/Edit/Delete a subscription</text:p>
          </table:table-cell>
          <table:table-cell table:formula="oooc:=SUMPRODUCT(([SniffTest.B$5:SniffTest.B$936]=[.$A15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3</text:p>
          </table:table-cell>
          <table:table-cell table:style-name="ce93" office:value-type="string">
            <text:p>Newsletter_Management</text:p>
          </table:table-cell>
          <table:table-cell office:value-type="string">
            <text:p>WCM</text:p>
          </table:table-cell>
          <table:table-cell office:value-type="string">
            <text:p>Manage letter</text:p>
          </table:table-cell>
          <table:table-cell table:style-name="ce95" office:value-type="string">
            <text:p>Create/Edit/Delete/Convert a letter</text:p>
          </table:table-cell>
          <table:table-cell table:formula="oooc:=SUMPRODUCT(([SniffTest.B$5:SniffTest.B$936]=[.$A16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4</text:p>
          </table:table-cell>
          <table:table-cell office:value-type="string">
            <text:p>Newsletter </text:p>
          </table:table-cell>
          <table:table-cell office:value-type="string">
            <text:p>WCM</text:p>
          </table:table-cell>
          <table:table-cell table:number-columns-repeated="2" table:style-name="ce95" office:value-type="string">
            <text:p>Subscribe newsletter</text:p>
          </table:table-cell>
          <table:table-cell table:formula="oooc:=SUMPRODUCT(([SniffTest.B$5:SniffTest.B$936]=[.$A17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5</text:p>
          </table:table-cell>
          <table:table-cell office:value-type="string">
            <text:p>FCC</text:p>
          </table:table-cell>
          <table:table-cell office:value-type="string">
            <text:p>WCM</text:p>
          </table:table-cell>
          <table:table-cell office:value-type="string">
            <text:p>Config for FCC</text:p>
          </table:table-cell>
          <table:table-cell table:style-name="ce97" office:value-type="string">
            <text:p>Configuration for FCC portlet and create new document using it</text:p>
          </table:table-cell>
          <table:table-cell table:formula="oooc:=SUMPRODUCT(([SniffTest.B$5:SniffTest.B$936]=[.$A18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6</text:p>
          </table:table-cell>
          <table:table-cell office:value-type="string">
            <text:p>Form_Generator</text:p>
          </table:table-cell>
          <table:table-cell office:value-type="string">
            <text:p>WCM</text:p>
          </table:table-cell>
          <table:table-cell office:value-type="string">
            <text:p>Create node type</text:p>
          </table:table-cell>
          <table:table-cell table:style-name="ce95" office:value-type="string">
            <text:p>Create new node type and dialog form for it</text:p>
          </table:table-cell>
          <table:table-cell table:formula="oooc:=SUMPRODUCT(([SniffTest.B$5:SniffTest.B$936]=[.$A19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7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news page</text:p>
          </table:table-cell>
          <table:table-cell table:style-name="ce95" office:value-type="string">
            <text:p>Show categories and documents </text:p>
          </table:table-cell>
          <table:table-cell table:formula="oooc:=SUMPRODUCT(([SniffTest.B$5:SniffTest.B$936]=[.$A20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8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ategory of events page</text:p>
          </table:table-cell>
          <table:table-cell table:style-name="ce95" office:value-type="string">
            <text:p>Show content of category </text:p>
          </table:table-cell>
          <table:table-cell table:formula="oooc:=SUMPRODUCT(([SniffTest.B$5:SniffTest.B$936]=[.$A21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19</text:p>
          </table:table-cell>
          <table:table-cell office:value-type="string">
            <text:p>Category</text:p>
          </table:table-cell>
          <table:table-cell office:value-type="string">
            <text:p>WCM</text:p>
          </table:table-cell>
          <table:table-cell office:value-type="string">
            <text:p>Create new Events page</text:p>
          </table:table-cell>
          <table:table-cell table:style-name="ce95" office:value-type="string">
            <text:p>Add new Events page</text:p>
          </table:table-cell>
          <table:table-cell table:formula="oooc:=SUMPRODUCT(([SniffTest.B$5:SniffTest.B$936]=[.$A22])*([SniffTest.A$5:SniffTest.A$936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ECMS_20</text:p>
          </table:table-cell>
          <table:table-cell office:value-type="string">
            <text:p>PCLV</text:p>
          </table:table-cell>
          <table:table-cell office:value-type="string">
            <text:p>WCM</text:p>
          </table:table-cell>
          <table:table-cell office:value-type="string">
            <text:p>Config for PCLV</text:p>
          </table:table-cell>
          <table:table-cell table:style-name="ce95" office:value-type="string">
            <text:p>Configuration for Parameterized content list viewer portlet and view content of document/web content</text:p>
          </table:table-cell>
          <table:table-cell table:formula="oooc:=SUMPRODUCT(([SniffTest.B$5:SniffTest.B$936]=[.$A23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1</text:p>
          </table:table-cell>
          <table:table-cell office:value-type="string">
            <text:p>SCV</text:p>
          </table:table-cell>
          <table:table-cell office:value-type="string">
            <text:p>WCM</text:p>
          </table:table-cell>
          <table:table-cell office:value-type="string">
            <text:p>FCK editor</text:p>
          </table:table-cell>
          <table:table-cell table:style-name="ce95" office:value-type="string">
            <text:p>Insert documents/medias in a web content by FCK Content Selector</text:p>
          </table:table-cell>
          <table:table-cell table:formula="oooc:=SUMPRODUCT(([SniffTest.B$5:SniffTest.B$936]=[.$A24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95" office:value-type="string">
            <text:p>Create 1 content folder</text:p>
          </table:table-cell>
          <table:table-cell table:formula="oooc:=SUMPRODUCT(([SniffTest.B$5:SniffTest.B$936]=[.$A25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folder</text:p>
          </table:table-cell>
          <table:table-cell table:style-name="ce95" office:value-type="string">
            <text:p>Create 1 document folder</text:p>
          </table:table-cell>
          <table:table-cell table:formula="oooc:=SUMPRODUCT(([SniffTest.B$5:SniffTest.B$936]=[.$A26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table:style-name="ce95" office:value-type="string">
            <text:p>Create Article document</text:p>
          </table:table-cell>
          <table:table-cell table:formula="oooc:=SUMPRODUCT(([SniffTest.B$5:SniffTest.B$936]=[.$A27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document</text:p>
          </table:table-cell>
          <table:table-cell table:formula="oooc:=SUMPRODUCT(([SniffTest.B$5:SniffTest.B$936]=[.$A28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ile Plan document</text:p>
          </table:table-cell>
          <table:table-cell table:formula="oooc:=SUMPRODUCT(([SniffTest.B$5:SniffTest.B$936]=[.$A29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Sample Node document</text:p>
          </table:table-cell>
          <table:table-cell table:formula="oooc:=SUMPRODUCT(([SniffTest.B$5:SniffTest.B$936]=[.$A30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Kofax document</text:p>
          </table:table-cell>
          <table:table-cell table:formula="oooc:=SUMPRODUCT(([SniffTest.B$5:SniffTest.B$936]=[.$A31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2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odcast document</text:p>
          </table:table-cell>
          <table:table-cell table:formula="oooc:=SUMPRODUCT(([SniffTest.B$5:SniffTest.B$936]=[.$A32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Picture on head layout Webcontent document</text:p>
          </table:table-cell>
          <table:table-cell table:formula="oooc:=SUMPRODUCT(([SniffTest.B$5:SniffTest.B$936]=[.$A33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reate document</text:p>
          </table:table-cell>
          <table:table-cell office:value-type="string">
            <text:p>Create/edit/delete <text:s/>Free layout Webcontent document</text:p>
          </table:table-cell>
          <table:table-cell table:formula="oooc:=SUMPRODUCT(([SniffTest.B$5:SniffTest.B$936]=[.$A34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Upload file</text:p>
          </table:table-cell>
          <table:table-cell office:value-type="string">
            <text:p>Upload a file</text:p>
          </table:table-cell>
          <table:table-cell table:formula="oooc:=SUMPRODUCT(([SniffTest.B$5:SniffTest.B$936]=[.$A35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/paste a node</text:p>
          </table:table-cell>
          <table:table-cell table:formula="oooc:=SUMPRODUCT(([SniffTest.B$5:SniffTest.B$936]=[.$A36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4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ut/paste a node</text:p>
          </table:table-cell>
          <table:table-cell table:formula="oooc:=SUMPRODUCT(([SniffTest.B$5:SniffTest.B$936]=[.$A37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5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Lock/Unlock a node</text:p>
          </table:table-cell>
          <table:table-cell table:formula="oooc:=SUMPRODUCT(([SniffTest.B$5:SniffTest.B$936]=[.$A38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6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Rename/Title for a node</text:p>
          </table:table-cell>
          <table:table-cell table:formula="oooc:=SUMPRODUCT(([SniffTest.B$5:SniffTest.B$936]=[.$A39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7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 symlink for node</text:p>
          </table:table-cell>
          <table:table-cell table:formula="oooc:=SUMPRODUCT(([SniffTest.B$5:SniffTest.B$936]=[.$A40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8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Add/Remove Favorite</text:p>
          </table:table-cell>
          <table:table-cell table:formula="oooc:=SUMPRODUCT(([SniffTest.B$5:SniffTest.B$936]=[.$A41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39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ownload and Allow Edition</text:p>
          </table:table-cell>
          <table:table-cell table:formula="oooc:=SUMPRODUCT(([SniffTest.B$5:SniffTest.B$936]=[.$A42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0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Manage Actions on WebDAV</text:p>
          </table:table-cell>
          <table:table-cell table:formula="oooc:=SUMPRODUCT(([SniffTest.B$5:SniffTest.B$936]=[.$A43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1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Copy URL to Clipboard</text:p>
          </table:table-cell>
          <table:table-cell table:formula="oooc:=SUMPRODUCT(([SniffTest.B$5:SniffTest.B$936]=[.$A44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2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Basic Action</text:p>
          </table:table-cell>
          <table:table-cell office:value-type="string">
            <text:p>Drag and drop node</text:p>
          </table:table-cell>
          <table:table-cell table:formula="oooc:=SUMPRODUCT(([SniffTest.B$5:SniffTest.B$936]=[.$A45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3</text:p>
          </table:table-cell>
          <table:table-cell office:value-type="string">
            <text:p>Content_Explorer</text:p>
          </table:table-cell>
          <table:table-cell office:value-type="string">
            <text:p>DMS</text:p>
          </table:table-cell>
          <table:table-cell office:value-type="string">
            <text:p>Collaboration</text:p>
          </table:table-cell>
          <table:table-cell table:style-name="ce99" office:value-type="string">
            <text:p>Manage Private tag (Add/Edit/Delete)</text:p>
          </table:table-cell>
          <table:table-cell table:formula="oooc:=SUMPRODUCT(([SniffTest.B$5:SniffTest.B$936]=[.$A46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99" office:value-type="string">
            <text:p>Manage Public tag (Add/Edit/Delete) </text:p>
          </table:table-cell>
          <table:table-cell table:formula="oooc:=SUMPRODUCT(([SniffTest.B$5:SniffTest.B$936]=[.$A47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4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99" office:value-type="string">
            <text:p>Add language for document/uploaded file</text:p>
          </table:table-cell>
          <table:table-cell table:formula="oooc:=SUMPRODUCT(([SniffTest.B$5:SniffTest.B$936]=[.$A48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99" office:value-type="string">
            <text:p>Vote for document/uploaded file</text:p>
          </table:table-cell>
          <table:table-cell table:formula="oooc:=SUMPRODUCT(([SniffTest.B$5:SniffTest.B$936]=[.$A49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ollaboration</text:p>
          </table:table-cell>
          <table:table-cell table:style-name="ce99" office:value-type="string">
            <text:p>Manage Comment (Add/Edit/Delete)</text:p>
          </table:table-cell>
          <table:table-cell table:formula="oooc:=SUMPRODUCT(([SniffTest.B$5:SniffTest.B$936]=[.$A50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Publication</text:p>
          </table:table-cell>
          <table:table-cell table:formula="oooc:=SUMPRODUCT(([SniffTest.B$5:SniffTest.B$936]=[.$A51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4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Category (Add/Delete)</text:p>
          </table:table-cell>
          <table:table-cell table:formula="oooc:=SUMPRODUCT(([SniffTest.B$5:SniffTest.B$936]=[.$A52])*([SniffTest.A$5:SniffTest.A$936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ECMS_5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Manage Relation (Add/Delete/Show/Hide)</text:p>
          </table:table-cell>
          <table:table-cell table:formula="oooc:=SUMPRODUCT(([SniffTest.B$5:SniffTest.B$936]=[.$A53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View Node Properties</text:p>
          </table:table-cell>
          <table:table-cell table:formula="oooc:=SUMPRODUCT(([SniffTest.B$5:SniffTest.B$936]=[.$A54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Admin</text:p>
          </table:table-cell>
          <table:table-cell office:value-type="string">
            <text:p>Export /Import node</text:p>
          </table:table-cell>
          <table:table-cell table:formula="oooc:=SUMPRODUCT(([SniffTest.B$5:SniffTest.B$936]=[.$A55])*([SniffTest.A$5:SniffTest.A$936]&lt;&gt;&quot;&quot;))" office:value-type="float" office:value="1">
            <text:p>1</text:p>
          </table:table-cell>
        </table:table-row>
        <table:table-row table:style-name="ro4">
          <table:table-cell office:value-type="string">
            <text:p>SNF_ECMS_5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100" office:value-type="string">
            <text:p>View References</text:p>
          </table:table-cell>
          <table:table-cell table:formula="oooc:=SUMPRODUCT(([SniffTest.B$5:SniffTest.B$936]=[.$A56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100" office:value-type="string">
            <text:p>View Node Types</text:p>
          </table:table-cell>
          <table:table-cell table:formula="oooc:=SUMPRODUCT(([SniffTest.B$5:SniffTest.B$936]=[.$A57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101" office:value-type="string">
            <text:p>Manage Permission(Add/Edit/Delete)</text:p>
          </table:table-cell>
          <table:table-cell table:formula="oooc:=SUMPRODUCT(([SniffTest.B$5:SniffTest.B$936]=[.$A58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100" office:value-type="string">
            <text:p>View metadata</text:p>
          </table:table-cell>
          <table:table-cell table:formula="oooc:=SUMPRODUCT(([SniffTest.B$5:SniffTest.B$936]=[.$A59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100" office:value-type="string">
            <text:p>Manage Auditing (Active/View) </text:p>
          </table:table-cell>
          <table:table-cell table:formula="oooc:=SUMPRODUCT(([SniffTest.B$5:SniffTest.B$936]=[.$A60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Infor</text:p>
          </table:table-cell>
          <table:table-cell table:style-name="ce100" office:value-type="string">
            <text:p>Show/Hide like JCR structure</text:p>
          </table:table-cell>
          <table:table-cell table:formula="oooc:=SUMPRODUCT(([SniffTest.B$5:SniffTest.B$936]=[.$A61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5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102" office:value-type="string">
            <text:p>Simple Search</text:p>
          </table:table-cell>
          <table:table-cell table:formula="oooc:=SUMPRODUCT(([SniffTest.B$5:SniffTest.B$936]=[.$A62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102" office:value-type="string">
            <text:p>Advanced search</text:p>
          </table:table-cell>
          <table:table-cell table:formula="oooc:=SUMPRODUCT(([SniffTest.B$5:SniffTest.B$936]=[.$A63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arch</text:p>
          </table:table-cell>
          <table:table-cell table:style-name="ce102" office:value-type="string">
            <text:p>Manage query in Advanced search</text:p>
          </table:table-cell>
          <table:table-cell table:formula="oooc:=SUMPRODUCT(([SniffTest.B$5:SniffTest.B$936]=[.$A64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View</text:p>
          </table:table-cell>
          <table:table-cell table:style-name="ce102" office:value-type="string">
            <text:p>Select view mode</text:p>
          </table:table-cell>
          <table:table-cell table:formula="oooc:=SUMPRODUCT(([SniffTest.B$5:SniffTest.B$936]=[.$A65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102" office:value-type="string">
            <text:p>Set up browsing Preferences</text:p>
          </table:table-cell>
          <table:table-cell table:formula="oooc:=SUMPRODUCT(([SniffTest.B$5:SniffTest.B$936]=[.$A66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102" office:value-type="string">
            <text:p>Set up Preferences for quick filter</text:p>
          </table:table-cell>
          <table:table-cell table:formula="oooc:=SUMPRODUCT(([SniffTest.B$5:SniffTest.B$936]=[.$A67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Setting</text:p>
          </table:table-cell>
          <table:table-cell table:style-name="ce102" office:value-type="string">
            <text:p>Quick Filter by Items/Type</text:p>
          </table:table-cell>
          <table:table-cell table:formula="oooc:=SUMPRODUCT(([SniffTest.B$5:SniffTest.B$936]=[.$A68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Clipboard</text:p>
          </table:table-cell>
          <table:table-cell table:style-name="ce102" office:value-type="string">
            <text:p>Manage Clipboard (Paste/Delete)</text:p>
          </table:table-cell>
          <table:table-cell table:formula="oooc:=SUMPRODUCT(([SniffTest.B$5:SniffTest.B$936]=[.$A69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6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g</text:p>
          </table:table-cell>
          <table:table-cell table:style-name="ce96" office:value-type="string">
            <text:p>Manage Tags (Add/Edit/Delete)</text:p>
          </table:table-cell>
          <table:table-cell table:formula="oooc:=SUMPRODUCT(([SniffTest.B$5:SniffTest.B$936]=[.$A70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6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axonomy</text:p>
          </table:table-cell>
          <table:table-cell table:style-name="ce96" office:value-type="string">
            <text:p>Manage Taxonomy Tree (Add/Edit/Delete)</text:p>
          </table:table-cell>
          <table:table-cell table:formula="oooc:=SUMPRODUCT(([SniffTest.B$5:SniffTest.B$936]=[.$A71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69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Template</text:p>
          </table:table-cell>
          <table:table-cell table:style-name="ce96" office:value-type="string">
            <text:p>Manage Template(Add/Edit/Delete)</text:p>
          </table:table-cell>
          <table:table-cell table:formula="oooc:=SUMPRODUCT(([SniffTest.B$5:SniffTest.B$936]=[.$A72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0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Metadata</text:p>
          </table:table-cell>
          <table:table-cell table:style-name="ce96" office:value-type="string">
            <text:p>Manage Metadata(View/Edit/Delete)</text:p>
          </table:table-cell>
          <table:table-cell table:formula="oooc:=SUMPRODUCT(([SniffTest.B$5:SniffTest.B$936]=[.$A73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1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Views</text:p>
          </table:table-cell>
          <table:table-cell table:style-name="ce96" office:value-type="string">
            <text:p>Manage Views(Add/View/Edit/Delete)</text:p>
          </table:table-cell>
          <table:table-cell table:formula="oooc:=SUMPRODUCT(([SniffTest.B$5:SniffTest.B$936]=[.$A74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2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Drive</text:p>
          </table:table-cell>
          <table:table-cell table:style-name="ce96" office:value-type="string">
            <text:p>Manage Drive(Add/Edit/Delete)</text:p>
          </table:table-cell>
          <table:table-cell table:formula="oooc:=SUMPRODUCT(([SniffTest.B$5:SniffTest.B$936]=[.$A75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3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table:style-name="ce96" office:value-type="string">
            <text:p>Namespace registry</text:p>
          </table:table-cell>
          <table:table-cell table:style-name="ce96" office:value-type="string">
            <text:p>Namespace registry</text:p>
          </table:table-cell>
          <table:table-cell table:formula="oooc:=SUMPRODUCT(([SniffTest.B$5:SniffTest.B$936]=[.$A76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4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Node Type</text:p>
          </table:table-cell>
          <table:table-cell table:style-name="ce96" office:value-type="string">
            <text:p>Manage Node types(Add/View)</text:p>
          </table:table-cell>
          <table:table-cell table:formula="oooc:=SUMPRODUCT(([SniffTest.B$5:SniffTest.B$936]=[.$A77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5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Query</text:p>
          </table:table-cell>
          <table:table-cell table:style-name="ce96" office:value-type="string">
            <text:p>Manage Query(Add/Edit/Delete)</text:p>
          </table:table-cell>
          <table:table-cell table:formula="oooc:=SUMPRODUCT(([SniffTest.B$5:SniffTest.B$936]=[.$A78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6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Script</text:p>
          </table:table-cell>
          <table:table-cell table:style-name="ce96" office:value-type="string">
            <text:p>Manage Script(Add/Edit/Delete)</text:p>
          </table:table-cell>
          <table:table-cell table:formula="oooc:=SUMPRODUCT(([SniffTest.B$5:SniffTest.B$936]=[.$A79])*([SniffTest.A$5:SniffTest.A$936]&lt;&gt;&quot;&quot;))" office:value-type="float" office:value="0">
            <text:p>0</text:p>
          </table:table-cell>
        </table:table-row>
        <table:table-row table:style-name="ro4">
          <table:table-cell office:value-type="string">
            <text:p>SNF_ECMS_77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Action</text:p>
          </table:table-cell>
          <table:table-cell table:style-name="ce96" office:value-type="string">
            <text:p>Manage Action</text:p>
          </table:table-cell>
          <table:table-cell table:formula="oooc:=SUMPRODUCT(([SniffTest.B$5:SniffTest.B$936]=[.$A80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8</text:p>
          </table:table-cell>
          <table:table-cell office:value-type="string">
            <text:p>Administration</text:p>
          </table:table-cell>
          <table:table-cell office:value-type="string">
            <text:p>ADM</text:p>
          </table:table-cell>
          <table:table-cell office:value-type="string">
            <text:p>Manage Lock/Unlock</text:p>
          </table:table-cell>
          <table:table-cell table:style-name="ce96" office:value-type="string">
            <text:p>Manage Lock/Unlock</text:p>
          </table:table-cell>
          <table:table-cell table:formula="oooc:=SUMPRODUCT(([SniffTest.B$5:SniffTest.B$936]=[.$A81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7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02" office:value-type="string">
            <text:p>Approve a content</text:p>
          </table:table-cell>
          <table:table-cell table:formula="oooc:=SUMPRODUCT(([SniffTest.B$5:SniffTest.B$936]=[.$A82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0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02" office:value-type="string">
            <text:p>Disapprove a content</text:p>
          </table:table-cell>
          <table:table-cell table:formula="oooc:=SUMPRODUCT(([SniffTest.B$5:SniffTest.B$936]=[.$A83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1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02" office:value-type="string">
            <text:p>Delegate a content</text:p>
          </table:table-cell>
          <table:table-cell table:formula="oooc:=SUMPRODUCT(([SniffTest.B$5:SniffTest.B$936]=[.$A84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2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Content Publishing</text:p>
          </table:table-cell>
          <table:table-cell table:style-name="ce102" office:value-type="string">
            <text:p>Refuse a content</text:p>
          </table:table-cell>
          <table:table-cell table:formula="oooc:=SUMPRODUCT(([SniffTest.B$5:SniffTest.B$936]=[.$A85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3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96" office:value-type="string">
            <text:p>Grand a pay raise</text:p>
          </table:table-cell>
          <table:table-cell table:formula="oooc:=SUMPRODUCT(([SniffTest.B$5:SniffTest.B$936]=[.$A86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4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Pay raise process</text:p>
          </table:table-cell>
          <table:table-cell table:style-name="ce96" office:value-type="string">
            <text:p>Refuse a pay raise</text:p>
          </table:table-cell>
          <table:table-cell table:formula="oooc:=SUMPRODUCT(([SniffTest.B$5:SniffTest.B$936]=[.$A87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5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96" office:value-type="string">
            <text:p>Approve holiday process</text:p>
          </table:table-cell>
          <table:table-cell table:formula="oooc:=SUMPRODUCT(([SniffTest.B$5:SniffTest.B$936]=[.$A88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6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96" office:value-type="string">
            <text:p>Disapprove holiday process</text:p>
          </table:table-cell>
          <table:table-cell table:formula="oooc:=SUMPRODUCT(([SniffTest.B$5:SniffTest.B$936]=[.$A89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7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Holiday process</text:p>
          </table:table-cell>
          <table:table-cell table:style-name="ce96" office:value-type="string">
            <text:p>Refuse a holiday process</text:p>
          </table:table-cell>
          <table:table-cell table:formula="oooc:=SUMPRODUCT(([SniffTest.B$5:SniffTest.B$936]=[.$A90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8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View process</text:p>
          </table:table-cell>
          <table:table-cell table:style-name="ce96" office:value-type="string">
            <text:p>View detail of process</text:p>
          </table:table-cell>
          <table:table-cell table:formula="oooc:=SUMPRODUCT(([SniffTest.B$5:SniffTest.B$936]=[.$A91])*([SniffTest.A$5:SniffTest.A$936]&lt;&gt;&quot;&quot;))" office:value-type="float" office:value="0">
            <text:p>0</text:p>
          </table:table-cell>
        </table:table-row>
        <table:table-row table:style-name="ro5">
          <table:table-cell office:value-type="string">
            <text:p>SNF_ECMS_89</text:p>
          </table:table-cell>
          <table:table-cell office:value-type="string">
            <text:p>Business_Process</text:p>
          </table:table-cell>
          <table:table-cell office:value-type="string">
            <text:p>WF</text:p>
          </table:table-cell>
          <table:table-cell office:value-type="string">
            <text:p>Upload process</text:p>
          </table:table-cell>
          <table:table-cell table:style-name="ce96" office:value-type="string">
            <text:p>Upload new process</text:p>
          </table:table-cell>
          <table:table-cell table:formula="oooc:=SUMPRODUCT(([SniffTest.B$5:SniffTest.B$936]=[.$A92])*([SniffTest.A$5:SniffTest.A$936]&lt;&gt;&quot;&quot;))" office:value-type="float" office:value="0">
            <text:p>0</text:p>
          </table:table-cell>
        </table:table-row>
        <table:table-row table:style-name="ro4">
          <table:table-cell table:style-name="ce90" office:value-type="string" table:number-columns-spanned="5" table:number-rows-spanned="1">
            <text:p>TOTAL</text:p>
          </table:table-cell>
          <table:covered-table-cell table:number-columns-repeated="3"/>
          <table:covered-table-cell table:style-name="ce95"/>
          <table:table-cell table:formula="oooc:=SUM([.F4:.F92])" office:value-type="float" office:value="52">
            <text:p>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9">05/09/2011</text:date>, <text:time>15:25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hanhly </meta:initial-creator>
    <meta:creation-date>2010-08-10T15:50:28</meta:creation-date>
    <dc:date>2011-05-09T15:25:11</dc:date>
    <meta:editing-cycles>43</meta:editing-cycles>
    <meta:editing-duration>PT15H43M58S</meta:editing-duration>
    <meta:user-defined meta:name="Info 1"/>
    <meta:user-defined meta:name="Info 2"/>
    <meta:user-defined meta:name="Info 3"/>
    <meta:user-defined meta:name="Info 4"/>
    <meta:document-statistic meta:table-count="3" meta:cell-count="1326"/>
  </office:meta>
</office:document-meta>
</file>